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list-style-name="">
      <style:text-properties fo:font-size="14pt" fo:language="en" fo:country="GB" style:font-size-asian="14pt" style:font-size-complex="14pt"/>
    </style:style>
    <style:style style:name="P2" style:family="paragraph" style:parent-style-name="Standard" style:list-style-name="">
      <style:paragraph-properties fo:text-align="center" style:justify-single-word="false"/>
    </style:style>
    <style:style style:name="P3" style:family="paragraph" style:parent-style-name="Standard">
      <style:text-properties fo:language="en" fo:country="GB"/>
    </style:style>
    <style:style style:name="P4" style:family="paragraph" style:parent-style-name="Standard">
      <style:paragraph-properties fo:text-align="justify" style:justify-single-word="false"/>
      <style:text-properties fo:language="en" fo:country="GB"/>
    </style:style>
    <style:style style:name="P5" style:family="paragraph" style:parent-style-name="Standard" style:list-style-name="">
      <style:paragraph-properties fo:text-align="justify" style:justify-single-word="false"/>
      <style:text-properties fo:language="en" fo:country="GB" style:font-style-complex="italic"/>
    </style:style>
    <style:style style:name="P6" style:family="paragraph" style:parent-style-name="Standard">
      <style:paragraph-properties fo:text-align="justify" style:justify-single-word="false"/>
    </style:style>
    <style:style style:name="P7" style:family="paragraph" style:parent-style-name="Standard">
      <style:paragraph-properties fo:margin-left="0in" fo:margin-right="0in" fo:text-indent="0.4465in" style:auto-text-indent="false"/>
    </style:style>
    <style:style style:name="P8" style:family="paragraph" style:parent-style-name="Standard">
      <style:paragraph-properties fo:margin-left="0in" fo:margin-right="0in" fo:margin-top="0in" fo:margin-bottom="0in" loext:contextual-spacing="false" fo:text-indent="0.4465in" style:auto-text-indent="false"/>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style:text-properties fo:font-size="10pt" fo:language="en" fo:country="GB" style:font-size-asian="10pt" style:font-size-complex="10pt"/>
    </style:style>
    <style:style style:name="P11" style:family="paragraph" style:parent-style-name="Standard">
      <style:paragraph-properties fo:margin-left="1.3398in" fo:margin-right="0in" fo:text-indent="0.4465in" style:auto-text-indent="false"/>
    </style:style>
    <style:style style:name="P12" style:family="paragraph" style:parent-style-name="Standard">
      <style:paragraph-properties fo:margin-left="0.3937in" fo:margin-right="0in" fo:text-align="justify" style:justify-single-word="false" fo:text-indent="-0.3937in" style:auto-text-indent="false"/>
    </style:style>
    <style:style style:name="P13" style:family="paragraph" style:parent-style-name="Title" style:master-page-name="Standard">
      <style:paragraph-properties style:page-number="auto"/>
    </style:style>
    <style:style style:name="P14" style:family="paragraph" style:parent-style-name="ls_5f_Section1" style:list-style-name="WWNum22">
      <style:paragraph-properties fo:text-align="justify" style:justify-single-word="false"/>
    </style:style>
    <style:style style:name="P15" style:family="paragraph" style:parent-style-name="ls_5f_Section1" style:list-style-name="WWNum22"/>
    <style:style style:name="P16" style:family="paragraph" style:parent-style-name="Footnote" style:master-page-name="Converted2">
      <style:paragraph-properties fo:margin-top="0in" fo:margin-bottom="0.0693in" loext:contextual-spacing="false" fo:line-height="100%" fo:text-align="justify" style:justify-single-word="false" style:page-number="auto"/>
    </style:style>
    <style:style style:name="P17" style:family="paragraph" style:parent-style-name="Footnote" style:master-page-name="Converted4">
      <style:paragraph-properties fo:margin-top="0in" fo:margin-bottom="0.0693in" loext:contextual-spacing="false" fo:line-height="100%" fo:text-align="justify" style:justify-single-word="false" style:page-number="auto"/>
    </style:style>
    <style:style style:name="P18" style:family="paragraph" style:parent-style-name="Footnote" style:master-page-name="Converted6">
      <style:paragraph-properties fo:margin-top="0in" fo:margin-bottom="0.0693in" loext:contextual-spacing="false" fo:line-height="100%" fo:text-align="justify" style:justify-single-word="false" style:page-number="auto"/>
    </style:style>
    <style:style style:name="P19" style:family="paragraph" style:parent-style-name="Footnote" style:master-page-name="Converted8">
      <style:paragraph-properties fo:margin-top="0in" fo:margin-bottom="0.0693in" loext:contextual-spacing="false" fo:line-height="100%" fo:text-align="justify" style:justify-single-word="false" style:page-number="auto"/>
    </style:style>
    <style:style style:name="P20" style:family="paragraph" style:parent-style-name="Footnote" style:master-page-name="Converted10">
      <style:paragraph-properties fo:margin-top="0in" fo:margin-bottom="0.0693in" loext:contextual-spacing="false" fo:line-height="100%" fo:text-align="justify" style:justify-single-word="false" style:page-number="auto"/>
    </style:style>
    <style:style style:name="P21" style:family="paragraph" style:parent-style-name="Footnote" style:master-page-name="Converted12">
      <style:paragraph-properties fo:margin-top="0in" fo:margin-bottom="0.0693in" loext:contextual-spacing="false" fo:line-height="100%" fo:text-align="justify" style:justify-single-word="false" style:page-number="auto"/>
    </style:style>
    <style:style style:name="P22" style:family="paragraph" style:parent-style-name="Footnote" style:master-page-name="Converted14">
      <style:paragraph-properties fo:margin-top="0in" fo:margin-bottom="0.0693in" loext:contextual-spacing="false" fo:line-height="100%" fo:text-align="justify" style:justify-single-word="false" style:page-number="auto"/>
    </style:style>
    <style:style style:name="P23" style:family="paragraph" style:parent-style-name="Footnote" style:master-page-name="Converted16">
      <style:paragraph-properties fo:margin-top="0in" fo:margin-bottom="0.0693in" loext:contextual-spacing="false" fo:line-height="100%" fo:text-align="justify" style:justify-single-word="false" style:page-number="auto"/>
    </style:style>
    <style:style style:name="P24" style:family="paragraph" style:parent-style-name="Footnote" style:master-page-name="Converted18">
      <style:paragraph-properties fo:margin-top="0in" fo:margin-bottom="0.0693in" loext:contextual-spacing="false" fo:line-height="100%" fo:text-align="justify" style:justify-single-word="false" style:page-number="auto"/>
    </style:style>
    <style:style style:name="P25" style:family="paragraph" style:parent-style-name="Footnote" style:master-page-name="Converted20">
      <style:paragraph-properties fo:margin-top="0in" fo:margin-bottom="0.0693in" loext:contextual-spacing="false" fo:line-height="100%" fo:text-align="justify" style:justify-single-word="false" style:page-number="auto"/>
    </style:style>
    <style:style style:name="P26" style:family="paragraph" style:parent-style-name="Footnote" style:master-page-name="Converted22">
      <style:paragraph-properties fo:margin-top="0in" fo:margin-bottom="0.0693in" loext:contextual-spacing="false" fo:line-height="100%" fo:text-align="justify" style:justify-single-word="false" style:page-number="auto"/>
    </style:style>
    <style:style style:name="P27" style:family="paragraph" style:parent-style-name="Footnote" style:master-page-name="Converted24">
      <style:paragraph-properties fo:margin-top="0in" fo:margin-bottom="0.0693in" loext:contextual-spacing="false" fo:line-height="100%" fo:text-align="justify" style:justify-single-word="false" style:page-number="auto"/>
    </style:style>
    <style:style style:name="P28" style:family="paragraph" style:parent-style-name="Footnote" style:master-page-name="Converted26">
      <style:paragraph-properties fo:margin-top="0in" fo:margin-bottom="0.0693in" loext:contextual-spacing="false" fo:line-height="100%" fo:text-align="justify" style:justify-single-word="false" style:page-number="auto"/>
    </style:style>
    <style:style style:name="P29" style:family="paragraph" style:parent-style-name="Footnote" style:master-page-name="Converted28">
      <style:paragraph-properties fo:margin-top="0in" fo:margin-bottom="0.0693in" loext:contextual-spacing="false" fo:line-height="100%" fo:text-align="justify" style:justify-single-word="false" style:page-number="auto"/>
    </style:style>
    <style:style style:name="P30" style:family="paragraph">
      <loext:graphic-properties draw:fill="none"/>
      <style:paragraph-properties fo:text-align="start"/>
      <style:text-properties fo:font-size="18pt"/>
    </style:style>
    <style:style style:name="T1" style:family="text">
      <style:text-properties style:text-position="90% 100%" fo:language="en" fo:country="GB"/>
    </style:style>
    <style:style style:name="T2" style:family="text">
      <style:text-properties fo:language="en" fo:country="GB"/>
    </style:style>
    <style:style style:name="T3" style:family="text">
      <style:text-properties fo:language="en" fo:country="GB" fo:font-weight="bold" style:font-weight-asian="bold"/>
    </style:style>
    <style:style style:name="T4" style:family="text">
      <style:text-properties fo:language="en" fo:country="GB" fo:font-style="normal" style:font-style-asian="normal"/>
    </style:style>
    <style:style style:name="T5" style:family="text">
      <style:text-properties fo:language="en" fo:country="GB" fo:font-style="italic" style:font-style-asian="italic"/>
    </style:style>
    <style:style style:name="T6" style:family="text">
      <style:text-properties fo:language="en" fo:country="GB" fo:font-style="italic" style:font-style-asian="italic" style:font-style-complex="italic"/>
    </style:style>
    <style:style style:name="T7" style:family="text">
      <style:text-properties fo:language="en" fo:country="GB" fo:font-style="italic" style:text-underline-style="solid" style:text-underline-width="auto" style:text-underline-color="font-color" style:font-style-asian="italic"/>
    </style:style>
    <style:style style:name="T8" style:family="text">
      <style:text-properties fo:language="en" fo:country="GB" fo:font-style="italic" style:font-name-asian="ＭＳ 明朝" style:font-style-asian="italic" style:font-style-complex="italic"/>
    </style:style>
    <style:style style:name="T9" style:family="text">
      <style:text-properties fo:language="en" fo:country="GB" fo:font-style="italic" style:font-name-asian="ＭＳ 明朝" style:font-style-asian="italic"/>
    </style:style>
    <style:style style:name="T10" style:family="text">
      <style:text-properties fo:language="en" fo:country="GB" fo:font-style="italic" style:font-name-asian="ＭＳ 明朝" style:font-style-asian="italic" style:font-weight-complex="bold"/>
    </style:style>
    <style:style style:name="T11" style:family="text">
      <style:text-properties fo:language="en" fo:country="GB" fo:background-color="#ffff00"/>
    </style:style>
    <style:style style:name="T12" style:family="text">
      <style:text-properties fo:language="en" fo:country="GB" style:font-style-complex="italic"/>
    </style:style>
    <style:style style:name="T13" style:family="text">
      <style:text-properties fo:language="en" fo:country="GB" style:font-name-asian="ＭＳ 明朝"/>
    </style:style>
    <style:style style:name="T14" style:family="text">
      <style:text-properties fo:language="en" fo:country="GB" style:font-name-asian="ＭＳ 明朝" style:font-style-complex="italic"/>
    </style:style>
    <style:style style:name="T15" style:family="text">
      <style:text-properties fo:language="en" fo:country="GB" style:font-name-asian="ＭＳ 明朝" style:font-weight-complex="bold"/>
    </style:style>
    <style:style style:name="T16" style:family="text">
      <style:text-properties style:font-name="Arial" fo:font-size="18pt" fo:language="en" fo:country="GB" fo:font-weight="bold" style:font-size-asian="18pt" style:font-weight-asian="bold" style:font-name-complex="Arial1" style:font-size-complex="18pt"/>
    </style:style>
    <style:style style:name="T17" style:family="text">
      <style:text-properties style:text-position="super 58%" fo:language="en" fo:country="GB"/>
    </style:style>
    <style:style style:name="T18" style:family="text">
      <style:text-properties style:text-position="super 58%" fo:font-size="10pt" fo:language="en" fo:country="GB" style:font-size-asian="10pt" style:font-size-complex="10pt"/>
    </style:style>
    <style:style style:name="T19" style:family="text">
      <style:text-properties fo:font-size="10pt" fo:language="en" fo:country="GB" style:font-size-asian="10pt" style:font-size-complex="10pt"/>
    </style:style>
    <style:style style:name="T20" style:family="text">
      <style:text-properties fo:font-size="10pt" fo:language="en" fo:country="GB" style:font-size-asian="10pt" style:font-size-complex="10pt" style:font-weight-complex="bold"/>
    </style:style>
    <style:style style:name="T21" style:family="text">
      <style:text-properties fo:font-size="10pt" fo:language="en" fo:country="GB" style:font-size-asian="10pt" style:language-asian="en" style:country-asian="US" style:font-size-complex="10pt"/>
    </style:style>
    <style:style style:name="T22" style:family="text">
      <style:text-properties fo:font-size="10pt" fo:language="en" fo:country="GB" style:font-size-asian="10pt" style:language-asian="es" style:country-asian="ES" style:font-size-complex="10pt"/>
    </style:style>
    <style:style style:name="T23" style:family="text">
      <style:text-properties fo:font-size="10pt" fo:language="en" fo:country="GB" fo:font-style="italic" style:font-size-asian="10pt" style:font-style-asian="italic" style:font-size-complex="10pt"/>
    </style:style>
    <style:style style:name="T24" style:family="text">
      <style:text-properties fo:font-size="10pt" fo:language="en" fo:country="GB" fo:font-style="italic" fo:font-weight="bold" style:font-size-asian="10pt" style:font-style-asian="italic" style:font-weight-asian="bold" style:font-size-complex="10pt"/>
    </style:style>
    <style:style style:name="T25" style:family="text">
      <style:text-properties fo:font-size="10pt" fo:language="en" fo:country="GB" fo:font-weight="bold" style:font-size-asian="10pt" style:font-weight-asian="bold" style:font-size-complex="10pt"/>
    </style:style>
    <style:style style:name="T26" style:family="text">
      <style:text-properties fo:font-size="10pt" fo:language="en" fo:country="GB" style:text-underline-style="solid" style:text-underline-type="double" style:text-underline-width="auto" style:text-underline-color="font-color" style:font-size-asian="10pt" style:font-size-complex="10pt"/>
    </style:style>
    <style:style style:name="T27" style:family="text">
      <style:text-properties fo:font-size="10pt" fo:language="en" fo:country="GB" style:text-underline-style="solid" style:text-underline-width="auto" style:text-underline-color="font-color" style:font-size-asian="10pt" style:font-size-complex="10pt"/>
    </style:style>
    <style:style style:name="T28" style:family="text">
      <style:text-properties fo:font-variant="small-caps" fo:font-size="10pt" fo:language="en" fo:country="GB" style:font-size-asian="10pt" style:font-size-complex="10pt"/>
    </style:style>
    <style:style style:name="T29" style:family="text">
      <style:text-properties fo:font-variant="small-caps" fo:font-size="10pt" fo:language="en" fo:country="GB" fo:font-weight="bold" style:font-size-asian="10pt" style:font-weight-asian="bold" style:font-size-complex="10pt"/>
    </style:style>
    <style:style style:name="T30" style:family="text">
      <style:text-properties fo:font-variant="small-caps" fo:font-size="9.5pt" fo:language="en" fo:country="GB" style:font-size-asian="9.5pt" style:font-size-complex="9.5pt"/>
    </style:style>
    <style:style style:name="T31" style:family="text">
      <style:text-properties fo:font-variant="small-caps" fo:font-size="8pt" fo:language="en" fo:country="GB" style:font-size-asian="8pt" style:font-size-complex="8pt"/>
    </style:style>
    <style:style style:name="T32" style:family="text">
      <style:text-properties fo:font-variant="small-caps" fo:font-size="9pt" fo:language="en" fo:country="GB" style:font-size-asian="9pt" style:font-size-complex="9pt"/>
    </style:style>
    <style:style style:name="T33" style:family="text">
      <style:text-properties fo:font-variant="small-caps" fo:font-size="7pt" fo:language="en" fo:country="GB" style:font-size-asian="7pt" style:font-size-complex="7pt"/>
    </style:style>
    <style:style style:name="T34" style:family="text">
      <style:text-properties fo:font-variant="small-caps" fo:font-size="7.5pt" fo:language="en" fo:country="GB" style:font-size-asian="7.5pt" style:font-size-complex="7.5pt"/>
    </style:style>
    <style:style style:name="T35" style:family="text">
      <style:text-properties fo:font-variant="small-caps" fo:font-size="6pt" fo:language="en" fo:country="GB" style:font-size-asian="6pt" style:font-size-complex="6pt"/>
    </style:style>
    <style:style style:name="T36" style:family="text">
      <style:text-properties fo:font-variant="small-caps" fo:font-size="8.5pt" fo:language="en" fo:country="GB" style:font-size-asian="8.5pt" style:font-size-complex="8.5pt"/>
    </style:style>
    <style:style style:name="T37" style:family="text">
      <style:text-properties fo:font-variant="small-caps" style:text-position="sub 58%" fo:language="en" fo:country="GB"/>
    </style:style>
    <style:style style:name="T38" style:family="text">
      <style:text-properties fo:font-variant="small-caps" style:text-position="sub 58%" fo:font-size="10pt" fo:language="en" fo:country="GB" style:font-size-asian="10pt" style:font-size-complex="10pt"/>
    </style:style>
    <style:style style:name="T39" style:family="text">
      <style:text-properties fo:background-color="#ffff00"/>
    </style:style>
    <style:style style:name="T40" style:family="text">
      <style:text-properties fo:font-style="italic" style:font-style-asian="italic"/>
    </style:style>
    <style:style style:name="T41" style:family="text">
      <style:text-properties fo:font-size="9.5pt" fo:language="en" fo:country="GB" style:font-size-asian="9.5pt" style:font-size-complex="9.5pt"/>
    </style:style>
    <style:style style:name="T42" style:family="text">
      <style:text-properties fo:font-size="9.5pt" fo:language="en" fo:country="GB" fo:font-style="italic" style:font-size-asian="9.5pt" style:font-style-asian="italic" style:font-size-complex="9.5pt"/>
    </style:style>
    <style:style style:name="T43" style:family="text">
      <style:text-properties fo:font-size="8pt" fo:language="en" fo:country="GB" style:font-size-asian="8pt" style:font-size-complex="8pt"/>
    </style:style>
    <style:style style:name="T44" style:family="text">
      <style:text-properties fo:font-size="8pt" fo:language="en" fo:country="GB" fo:font-weight="bold" style:font-size-asian="8pt" style:font-weight-asian="bold" style:font-size-complex="8pt"/>
    </style:style>
    <style:style style:name="T45" style:family="text">
      <style:text-properties fo:font-size="9pt" fo:language="en" fo:country="GB" style:font-size-asian="9pt" style:font-size-complex="9pt"/>
    </style:style>
    <style:style style:name="T46" style:family="text">
      <style:text-properties fo:font-size="7pt" fo:language="en" fo:country="GB" style:font-size-asian="7pt" style:font-size-complex="7pt"/>
    </style:style>
    <style:style style:name="T47" style:family="text">
      <style:text-properties fo:font-size="7pt" fo:language="en" fo:country="GB" style:font-size-asian="7pt" style:language-asian="es" style:country-asian="ES" style:font-size-complex="7pt"/>
    </style:style>
    <style:style style:name="T48" style:family="text">
      <style:text-properties style:text-position="sub 58%" fo:font-size="10pt" fo:language="en" fo:country="GB" style:font-size-asian="10pt" style:font-size-complex="10pt"/>
    </style:style>
    <style:style style:name="T49" style:family="text">
      <style:text-properties style:text-position="sub 58%" fo:font-size="10pt" fo:language="en" fo:country="GB" fo:font-weight="bold" style:font-size-asian="10pt" style:font-weight-asian="bold" style:font-size-complex="10pt"/>
    </style:style>
    <style:style style:name="T50" style:family="text">
      <style:text-properties style:text-position="sub 58%" fo:font-size="9pt" fo:language="en" fo:country="GB" style:font-size-asian="9pt" style:font-size-complex="9pt"/>
    </style:style>
    <style:style style:name="T51" style:family="text">
      <style:text-properties fo:font-size="7.5pt" fo:language="en" fo:country="GB" style:font-size-asian="7.5pt" style:font-size-complex="7.5pt"/>
    </style:style>
    <style:style style:name="T52" style:family="text">
      <style:text-properties fo:font-size="7.5pt" fo:language="en" fo:country="GB" fo:font-weight="bold" style:font-size-asian="7.5pt" style:font-weight-asian="bold" style:font-size-complex="7.5pt"/>
    </style:style>
    <style:style style:name="T53" style:family="text">
      <style:text-properties fo:font-size="6pt" fo:language="en" fo:country="GB" style:font-size-asian="6pt" style:font-size-complex="6pt"/>
    </style:style>
    <style:style style:name="T54" style:family="text">
      <style:text-properties fo:font-size="6pt" fo:language="en" fo:country="GB" style:font-size-asian="6pt" style:language-asian="es" style:country-asian="ES" style:font-size-complex="6pt"/>
    </style:style>
    <style:style style:name="T55" style:family="text">
      <style:text-properties fo:font-size="8.5pt" fo:language="en" fo:country="GB" style:font-size-asian="8.5pt" style:font-size-complex="8.5pt"/>
    </style:style>
    <style:style style:name="T56" style:family="text">
      <style:text-properties fo:font-size="11pt" fo:language="en" fo:country="GB" style:font-size-asian="11pt" style:font-size-complex="11pt"/>
    </style:style>
    <style:style style:name="gr1" style:family="graphic">
      <style:graphic-properties draw:stroke="solid" svg:stroke-width="0.0071in" svg:stroke-color="#000000" draw:stroke-linejoin="round" draw:fill="none" draw:textarea-horizontal-align="center" draw:textarea-vertical-align="top" draw:auto-grow-height="false" fo:padding-top="0.0492in" fo:padding-bottom="0.0492in" fo:padding-left="0.0984in" fo:padding-right="0.0984in" fo:wrap-option="wrap" fo:margin-left="0.1252in" fo:margin-right="0.1465in" fo:margin-top="0in" fo:margin-bottom="0.0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71in" svg:stroke-color="#000000" draw:stroke-linejoin="round" draw:fill="none" draw:textarea-horizontal-align="center" draw:textarea-vertical-align="top" draw:auto-grow-height="false" fo:padding-top="0.0492in" fo:padding-bottom="0.0492in" fo:padding-left="0.0984in" fo:padding-right="0.0984in" fo:wrap-option="wrap" fo:margin-left="0.1252in" fo:margin-right="0.1417in" fo:margin-top="0in" fo:margin-bottom="0.0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_20_4" svg:stroke-width="0.0102in" svg:stroke-color="#000000" draw:marker-end="msArrowEnd_20_5" draw:marker-end-width="0.0827in" draw:marker-end-center="false" draw:stroke-linejoin="round" draw:fill="none" draw:textarea-vertical-align="top" draw:auto-grow-height="false" fo:min-height="0.1661in" fo:min-width="0.0598in" fo:padding-top="0.0492in" fo:padding-bottom="0.0492in" fo:padding-left="0.0984in" fo:padding-right="0.0984in" fo:wrap-option="wrap" fo:margin-left="0.1874in" fo:margin-right="0.139in" fo:margin-top="0.0417in" fo:margin-bottom="0.0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_20_4" svg:stroke-width="0.0102in" svg:stroke-color="#000000" draw:marker-end="msArrowEnd_20_5" draw:marker-end-width="0.0827in" draw:marker-end-center="false" draw:stroke-linejoin="round" draw:fill="none" draw:textarea-vertical-align="top" draw:auto-grow-height="false" fo:min-height="0.1661in" fo:min-width="0.0193in" fo:padding-top="0.0492in" fo:padding-bottom="0.0492in" fo:padding-left="0.0984in" fo:padding-right="0.0984in" fo:wrap-option="wrap" fo:margin-left="0.1874in" fo:margin-right="0.1374in" fo:margin-top="0.0417in" fo:margin-bottom="0.02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Accusative/dative alternation of Catalan verbs with an experiencer object</text:span></text:p>
      <text:h text:style-name="P1" text:outline-level="1"/>
      <text:h text:style-name="P2" text:outline-level="1"><text:span text:style-name="T16">Carles Royo</text:span></text:h>
      <text:h text:style-name="P2" text:outline-level="1"><text:span text:style-name="T16">Universitat Rovira i Virgili</text:span></text:h>
      <text:p text:style-name="P3"/>
      <text:p text:style-name="ls_5f_Abstract"><text:soft-page-break/><text:span text:style-name="T3">Abstract.</text:span><text:span text:style-name="T2"> Various Catalan psychological verbs that are part of causative sentences with an accusative experiencer (</text:span><text:span text:style-name="T4">Els nens van molestar la Maria </text:span><text:span text:style-name="T2">or</text:span><text:span text:style-name="T4"> La van molestar</text:span><text:span text:style-name="T2"> ‘The kids annoyed Maria or They annoyed her’) alternate with stative sentences that change the sentence order and have a dative experiencer (</text:span><text:span text:style-name="T4">A la Maria li molesta el teu caràcter </text:span><text:span text:style-name="T2">‘lit. To Maria your character is annoying’). Other psychological verbs, however, can form both types of sentence without changing the accusative morphology of the experiencer (</text:span><text:span text:style-name="T4">Els nens van atabalar la Maria</text:span><text:span text:style-name="T2"> or </text:span><text:span text:style-name="T4">La van atabalar</text:span><text:span text:style-name="T2"> ‘The kids overwhelmed Maria or They overwhelmed her’; </text:span><text:span text:style-name="T4">A la Maria l’atabala el teu caràcter </text:span><text:span text:style-name="T2">‘lit. To Maria your character is overwhelming’). I argue that in stative sentences of all these verbs the experiencer is a real dative, regardless of its morphology (dative or accusative). Differential indirect object marking (DIOM) explains why accusative morphology is possible in these constructions.</text:span></text:p>
      <text:p text:style-name="P4"/>
      <text:list xml:id="list1680497200" text:style-name="WWNum22">
        <text:list-item>
          <text:p text:style-name="P14"><text:bookmark-start text:name="__RefHeading__452_2075933062"/><text:span text:style-name="T2">Introduction</text:span><text:bookmark-end text:name="__RefHeading__452_2075933062"/></text:p>
        </text:list-item>
      </text:list>
      <text:p text:style-name="P6"><text:span text:style-name="T2">Since the first half of the 20</text:span><text:span text:style-name="T17">th</text:span><text:span text:style-name="T2"> century (cf. Ginebra 2003: 16; 2015: 147), some Catalan psychological verbs belonging to Belletti and Rizzi’s type II (1988) – which make sentences with an accusative experiencer or AcExp (1</text:span><text:span text:style-name="T5">a</text:span><text:span text:style-name="T2">)/(2</text:span><text:span text:style-name="T5">a</text:span><text:span text:style-name="T2">) – have appeared with some frequency in both the written and spoken language with a change in sentence order and a dative experiencer (1</text:span><text:span text:style-name="T5">b</text:span><text:span text:style-name="T2">)/(2</text:span><text:span text:style-name="T5">b</text:span><text:span text:style-name="T2">). This accusative/dative alternation has generated considerable academic debate. In most instances, the rules of the Institute of Catalan Studies (IEC) governing the Catalan language do not countenance this change in case marking, although the IEC’s new normative grammar (GIEC) and the changes introduced on 5 April 2017 to its online normative dictionary (DIEC2) accept the dative case marking – as well as the accusative – in some particular predicates: including the verbs </text:span><text:span text:style-name="T5">encantar</text:span><text:span text:style-name="T2"> ‘delight’, </text:span><text:span text:style-name="T5">estranyar</text:span><text:span text:style-name="T2"> ‘surprise’, </text:span><text:span text:style-name="T5">molestar</text:span><text:span text:style-name="T2"> ‘annoy’ and </text:span><text:span text:style-name="T5">preocupar</text:span><text:span text:style-name="T2"> ‘worry’.</text:span><text:span text:style-name="Footnote_20_Symbol"><text:span text:style-name="T2"><text:note text:id="ftn1" text:note-class="footnote"><text:note-citation>1</text:note-citation><text:note-body><text:p text:style-name="P16"><text:span text:style-name="Footnote_20_Symbol"><text:span text:style-name="T2"/></text:span><text:span text:style-name="T2"> Before publication of the GIEC, the IEC accepted the intransitive nature of the verb </text:span><text:span text:style-name="T5">interessar</text:span><text:span text:style-name="T2"> ‘interest’ as well as an accusative case marking.</text:span></text:p></text:note-body></text:note></text:span></text:span></text:p>
      <text:p text:style-name="Standard"><text:bookmark-start text:name="_Ref513635513"/><text:span text:style-name="T19">(1) a. Els nens van molestar <text:s text:c="7"/>la <text:s text:c="3"/>Maria <text:s text:c="8"/>(</text:span><text:span text:style-name="T23">o</text:span><text:span text:style-name="T19"> <text:s/>la <text:s text:c="18"/>van molestar).</text:span><text:bookmark-end text:name="_Ref513635513"/></text:p>
      <text:p text:style-name="Standard"><text:span text:style-name="T19"><text:s text:c="7"/>The kids annoyed.</text:span><text:span text:style-name="T28">aux+inf</text:span><text:span text:style-name="T19"> </text:span><text:span text:style-name="T28">art</text:span><text:span text:style-name="T19"> Maria.</text:span><text:span text:style-name="T28">acc</text:span><text:span text:style-name="T19"> (</text:span><text:span text:style-name="T23">or</text:span><text:span text:style-name="T19"> her.</text:span><text:span text:style-name="T28">cl.acc</text:span><text:span text:style-name="T19">:3 annoyed.</text:span><text:span text:style-name="T28">aux+inf</text:span><text:span text:style-name="T19">)</text:span></text:p>
      <text:p text:style-name="Standard"><text:span text:style-name="T19"><text:s text:c="6"/>b. A <text:s/>la <text:s text:c="3"/>Maria <text:s text:c="8"/>li <text:s text:c="9"/>molesten els nens.</text:span></text:p>
      <text:p text:style-name="Standard"><text:span text:style-name="T19"><text:s text:c="10"/>to </text:span><text:span text:style-name="T28">art </text:span><text:span text:style-name="T19">Maria.</text:span><text:span text:style-name="T28">dat</text:span><text:span text:style-name="T19"> </text:span><text:span text:style-name="T28">cl.dat</text:span><text:span text:style-name="T19"> annoy <text:s text:c="5"/>the kids</text:span></text:p>
      <text:p text:style-name="Standard"><text:bookmark-start text:name="_Ref502487784"/><text:bookmark-start text:name="_Ref502483912"/><text:span text:style-name="T19">(2) Cabré &amp; Mateu 1998: 77</text:span><text:bookmark-end text:name="_Ref502487784"/></text:p>
      <text:p text:style-name="Standard"><text:span text:style-name="T19"><text:s text:c="2"/>a.</text:span><text:bookmark-end text:name="_Ref502483912"/><text:span text:style-name="T19"> Les teves paraules la <text:s text:c="20"/>van </text:span><text:span text:style-name="T23">sorprendre</text:span><text:span text:style-name="T19">, <text:s text:c="7"/></text:span><text:span text:style-name="T23">preocupar</text:span><text:span text:style-name="T19">, </text:span><text:span text:style-name="T23">molestar</text:span><text:span text:style-name="T19"> molt.</text:span></text:p>
      <text:p text:style-name="Standard"><text:span text:style-name="T19"><text:s text:c="5"/></text:span><text:span text:style-name="T28">art</text:span><text:span text:style-name="T19"> your <text:s/>words <text:s text:c="3"/>her.</text:span><text:span text:style-name="T28">cl.acc:3.f</text:span><text:span text:style-name="T19"> surprised.</text:span><text:span text:style-name="T28">aux+inf</text:span><text:span text:style-name="T19"> / worried <text:s text:c="2"/>/ <text:s/>annoyed <text:s/>a lot</text:span></text:p>
      <text:p text:style-name="Standard"><text:span text:style-name="T19"><text:s text:c="2"/>b. Li <text:s text:c="11"/></text:span><text:span text:style-name="T23">sorprèn</text:span><text:span text:style-name="T19">, <text:s text:c="3"/></text:span><text:span text:style-name="T23">preocupa</text:span><text:span text:style-name="T19">, </text:span><text:span text:style-name="T23">molesta</text:span><text:span text:style-name="T19"> que la <text:s text:c="2"/>joventut d’ avui <text:s text:c="2"/>fumi <text:s text:c="3"/>tant.</text:span></text:p>
      <text:p text:style-name="Standard"><text:span text:style-name="T28"><text:s text:c="7"/>cl.dat:3</text:span><text:span text:style-name="T19"> surprises / worries <text:s/>/ <text:s/>annoys </text:span><text:span text:style-name="T28"><text:s text:c="2"/></text:span><text:span text:style-name="T19">that the youth <text:s text:c="4"/>of today smoke so much</text:span></text:p>
      <text:p text:style-name="P6"><text:span text:style-name="T2">This change has not had a uniform impact on Catalan dialects. Moreover, notable differences often occur within each dialect and even in the use that a specific speaker makes of these predicates (cf. Cabré &amp; Mateu 1998: 70). Indeed, some predicates have become more entrenched than others, something that is irregularly reflected in several lexicographical collections in the Catalan language. It is common for AcExp verbs in Spanish to present this argument alternation (cf. Mendívil Giró 2005; Marín &amp; McNally 2011, among others). For this reason, psychological verbs that are used with dative constructions in Catalan, when they have traditionally been used with accusative constructions (AcExp), have often been regarded as syntactic calques of the Spanish; yet, some studies describe the change as being inherent to the Catalan language.</text:span></text:p>
      <text:p text:style-name="P6"><text:span text:style-name="T2">This paper argues that in a stative sentence containing these verbs the experiencer is a real dative, not only when it presents the dative morphology, but also when it presents the accusative form </text:span><text:span text:style-name="T11">(see also Cabré &amp; Fábregas and Ledgeway,</text:span><text:span text:style-name="T39"> </text:span><text:span text:style-name="T11">Schifano &amp; Silvestri, this volume, about the different natures of datives)</text:span><text:span text:style-name="T2">. I also argue that the accusative morphology of such stative sentences is facilitated by a mechanism of differential indirect object marking (DIOM).</text:span></text:p>
      <text:p text:style-name="P4"/>
      <text:list xml:id="list133757716466732" text:continue-numbering="true" text:style-name="WWNum22">
        <text:list-item>
          <text:p text:style-name="P15"><text:span text:style-name="T2">Syntactico-semantic configuration of sentences with accusative and dative</text:span></text:p>
        </text:list-item>
      </text:list>
      <text:p text:style-name="P6"><text:span text:style-name="T2">Ynglès (1991) and Cabré &amp; Mateu (1998) point out that the syntactico-semantic configuration differs when some AcExp verbs are used with the accusative and when they are used with the dative: see the contrast in (3).</text:span><text:span text:style-name="T17"><text:note text:id="ftn2" text:note-class="footnote"><text:note-citation>2</text:note-citation><text:note-body><text:p text:style-name="P17"><text:span text:style-name="Footnote_20_Symbol"><text:span text:style-name="T2"/></text:span><text:span text:style-name="T2"> For further information on the proof and examples that show that sentences such as that in </text:span>(1<text:span text:style-name="T40">a</text:span>)<text:span text:style-name="T2">-</text:span>(2<text:span text:style-name="T40">a</text:span>)<text:span text:style-name="T2"> are configured differently from those illustrated in </text:span>(1<text:span text:style-name="T40">b</text:span>)<text:span text:style-name="T2">/</text:span>(2<text:span text:style-name="T40">b</text:span>)<text:span text:style-name="T2">, see Royo (2017: §4.1).</text:span></text:p></text:note-body></text:note></text:span><text:span text:style-name="T2"> In (1</text:span><text:span text:style-name="T5">a</text:span><text:span text:style-name="T2">) and (2</text:span><text:span text:style-name="T5">a</text:span><text:span text:style-name="T2">), three components of causative verbs imply a change of state: cause + process (change) + resulting state (cf. Levin &amp; Rappaport Hovav 1995; Cabré &amp; Mateu 1998; Rosselló 2008). The verb needs to be followed by an accusative in an eventive sentence of external causation and a neutral subject-verb-object (SVO) order. On the other hand, (1</text:span><text:span text:style-name="T5">b</text:span><text:span text:style-name="T2">) and (2</text:span><text:span text:style-name="T5">b</text:span><text:span text:style-name="T2">) do not have these three components, and the verb requires the dative in a stative sentence and a neutral object-verb-subject (OVS) order and clitic doubling </text:span><text:span text:style-name="T11">(see also Fábregas &amp; Marín, this volume)</text:span><text:span text:style-name="T2">.</text:span></text:p>
      <text:p text:style-name="Standard"><text:bookmark-start text:name="_Ref513635492"/><text:span text:style-name="T19">(3) </text:span><text:span text:style-name="T41">a. Els nens van molestar la Maria </text:span><text:span text:style-name="T42">expressament</text:span><text:span text:style-name="T41"> i <text:s text:c="2"/>els <text:s/>mestres també </text:span><text:span text:style-name="T42">ho van fer</text:span><text:span text:style-name="T41">.</text:span><text:bookmark-end text:name="_Ref513635492"/></text:p>
      <text:p text:style-name="Standard"><text:span text:style-name="T41"><text:s text:c="60"/>on purpose <text:s text:c="2"/>and the teachers also <text:s text:c="3"/>it <text:s/>did.</text:span><text:span text:style-name="T30">aux+inf</text:span></text:p>
      <text:p text:style-name="Standard"><text:span text:style-name="T41"><text:s text:c="6"/>b. *A la Maria li molesten els nens </text:span><text:span text:style-name="T42">expressament</text:span><text:span text:style-name="T41"> i <text:s text:c="3"/>els mestres <text:s/>també </text:span><text:span text:style-name="T42">ho fan</text:span><text:span text:style-name="T41">.</text:span></text:p>
      <text:p text:style-name="Standard"><text:span text:style-name="T41"><text:s text:c="63"/>on purpose <text:s text:c="2"/>and the teachers also <text:s text:c="3"/>it <text:s text:c="2"/>do</text:span></text:p>
      <text:p text:style-name="P6"><text:span text:style-name="T2">Two mechanisms help differentiate the causative structure in (1</text:span><text:span text:style-name="T5">a</text:span><text:span text:style-name="T2">)/(2</text:span><text:span text:style-name="T5">a</text:span><text:span text:style-name="T2">) from the stative structure in (1</text:span><text:span text:style-name="T5">b</text:span><text:span text:style-name="T2">)/(2</text:span><text:span text:style-name="T5">b</text:span><text:span text:style-name="T2">). On the one hand, their verbal aspect: the perfective aspect contributes to a causative interpretation while the imperfective aspect contributes to a stative interpretation; hence, there is a relation between the lexical aspect of the sentence (eventive or stative) and the verbal aspect of the predicate (perfective or imperfective). And, on the other, the sentence order: a neutral SVO order gives a causative interpretation and a neutral OVS order gives a stative interpretation.</text:span></text:p>
      <text:p text:style-name="P6"><text:span text:style-name="T2">In line with Ynglès (1991), Cabré &amp; Mateu (1998), Rosselló (2008) and GIEC (§21.5</text:span><text:span text:style-name="T5">b-c</text:span><text:span text:style-name="T2">) for Catalan, Pesetsky (1995) for English, Bouchard (1995) for French and Acedo-Matellán &amp; Mateu (2015) for Spanish, I consider that Catalan psychological verbs with an accusative experiencer (AcExp) generally cause a change of state:</text:span><text:span text:style-name="T17"><text:note text:id="ftn3" text:note-class="footnote"><text:note-citation>3</text:note-citation><text:note-body><text:p text:style-name="P18"><text:span text:style-name="Footnote_20_Symbol"><text:span text:style-name="T2"/></text:span><text:span text:style-name="T2"> According to other authors, the characterization of these sentences is different or allows different structures: cf. Voorst (1992), Arad (1999), Landau (2010), Marín &amp; McNally (2011) and Fábregas (2015). Several authors, including Fábregas &amp; Marín (2012), Fábregas, Marín &amp; McNally (2012), Marín &amp; Sánchez Marco (2012), Ganeshan (2014) and Viñas-de-Puig (2014), study these constructions in their general analyses of the stative and eventive nature of Spanish sentences with psychological verbs (note Viñas-de-Puig do the same also with Catalan psychological verbs). Acedo-Matellán &amp; Mateu (2015: 83 (4)) also accept that these verbs cause a change of state in Spanish but point out that there is a less common construction of AcExp verbs with the accusative, that is, stative causative transitive (</text:span><text:span text:style-name="T5">Este problema la ha preocupado desde siempre</text:span><text:span text:style-name="T2">).</text:span></text:p></text:note-body></text:note></text:span><text:span text:style-name="T2"> in these sentences subjects are agents or inanimate causes and accusative experiencers are strictly speaking patients, even though conceptually they can be regarded as experiencers. I also concur with several authors who point out that the OVS stative construction of some AcExp Catalan verbs is the same as that of psychological verbs with a dative experiencer (DatExp, for example </text:span><text:span text:style-name="T5">agradar</text:span><text:span text:style-name="T2"> ‘like’; cf. Cabré &amp; Mateu 1998; Ramos 2004; Rosselló 2008; Cuervo 2010, among others): the subject is a stimulus or source of the psychological experience and the dative experiencer is not a patient, it does not undergo a change of state. What is more, clitic doubling occurs when the experiencer phrase appears in preverbal position.</text:span><text:span text:style-name="T17"><text:note text:id="ftn4" text:note-class="footnote"><text:note-citation>4</text:note-citation><text:note-body><text:p text:style-name="P19"><text:span text:style-name="Footnote_20_Symbol"><text:span text:style-name="T2"/></text:span><text:span text:style-name="T2"> Acedo-Matellán &amp; Mateu (2015) have questioned this assumption in psychological verbs in Spanish and draw a distinction between DatExp verbs (unaccusative statives) and AcExp verbs that are constructed with the dative (unergative statives). For a discussion of this issue, see Royo (2017: §6.2.4.1).</text:span></text:p></text:note-body></text:note></text:span></text:p>
      <text:p text:style-name="P6"><text:span text:style-name="T2">These data suggest that many speakers need to change both the syntactical pattern of AcExp verbs and the sentence order when they use these verbs in a stative construction: the different semantic or lexical-aspectual interpretation of these sentences is reflected in the different syntactic configuration of constructions that contain Catalan AcExp verbs.</text:span><text:span text:style-name="Footnote_20_Symbol"><text:span text:style-name="T2"><text:note text:id="ftn5" text:note-class="footnote"><text:note-citation>5</text:note-citation><text:note-body><text:p text:style-name="P20"><text:span text:style-name="Footnote_20_Symbol"><text:span text:style-name="T2"/></text:span><text:span text:style-name="T2"> Several authors claim that the change between causative and stative interpretation implies a change in the Spanish case marking, between accusative and dative respectively: cf. Fábregas (2015), Viñas-de-Puig (2017) and Ganeshan (2019).</text:span></text:p></text:note-body></text:note></text:span></text:span><text:span text:style-name="T2"> According to Ginebra (2003: 14; 29-30), however, the examples in (4) show that Catalan can also denote a stative OVS construction without changing from the accusative to the dative with some predicates. These can be AcExp verbs (4</text:span><text:span text:style-name="T5">a</text:span><text:span text:style-name="T2">) or non-psychological causative verbs that become psychological by means of a metaphorical expansion of the meaning (4</text:span><text:span text:style-name="T5">b</text:span><text:span text:style-name="T2">) (the </text:span><text:span text:style-name="T5">psych</text:span><text:span text:style-name="T2"> </text:span><text:span text:style-name="T5">constructions</text:span><text:span text:style-name="T2"> described by Bouchard 1995). Therefore, the lexical nature of the verb plays an important role in the alternation since some verbs tend not to construct stative sentences with the dative.</text:span></text:p>
      <text:p text:style-name="Standard"><text:bookmark-start text:name="_Ref502512223"/><text:bookmark-start text:name="_Ref378172961"/><text:span text:style-name="T19">(4) Ginebra 2003: 29-30</text:span><text:bookmark-end text:name="_Ref502512223"/></text:p>
      <text:p text:style-name="Standard"><text:span text:style-name="T19"><text:s text:c="6"/>a.</text:span><text:bookmark-end text:name="_Ref378172961"/><text:span text:style-name="T19"> Al <text:s text:c="8"/>seu germà <text:s/>l’ <text:s text:c="16"/>atabala <text:s text:c="8"/>la <text:s text:c="2"/>nova responsabilitat.</text:span></text:p>
      <text:p text:style-name="Standard"><text:span text:style-name="T19"><text:s text:c="10"/>to+</text:span><text:span text:style-name="T28">art</text:span><text:span text:style-name="T19"> his brother </text:span><text:span text:style-name="T28">cl.acc:3.m</text:span><text:span text:style-name="T19"> overwhelms the new <text:s/>responsibility</text:span></text:p>
      <text:p text:style-name="Standard"><text:span text:style-name="T19"><text:s text:c="6"/>b. Al <text:s text:c="8"/>Xavier el <text:s text:c="16"/>destrossa aquesta tensió <text:s text:c="2"/>contínua.</text:span></text:p>
      <text:p text:style-name="Standard"><text:span text:style-name="T19"><text:s text:c="10"/>to+</text:span><text:span text:style-name="T28">art</text:span><text:span text:style-name="T19"> Xavier </text:span><text:span text:style-name="T28">cl.acc:3.m</text:span><text:span text:style-name="T19"> destroys <text:s text:c="2"/>this <text:s text:c="6"/>tension constant.</text:span><text:span text:style-name="T28">adj</text:span></text:p>
      <text:p text:style-name="P6"><text:span text:style-name="T2">What is more, with AcExp verbs such as those identified by Cabré &amp; Mateu (1998) – </text:span><text:span text:style-name="T5">molestar</text:span><text:span text:style-name="T2">, </text:span><text:span text:style-name="T5">preocupar</text:span><text:span text:style-name="T2">, </text:span><text:span text:style-name="T5">sorprendre</text:span><text:span text:style-name="T2"> (see (2)) – speakers may hesitate between accusative and dative case marking in OVS stative sentences. Some examples of this hesitation in a Catalan/Spanish bilingual newspaper are shown in (5). The print edition of the paper includes an OVS sentence with the verb </text:span><text:span text:style-name="T5">preocupar</text:span><text:span text:style-name="T2"> ‘worry’ that governs the accusative in Catalan (5</text:span><text:span text:style-name="T5">a</text:span><text:span text:style-name="T2">) and the dative in Spanish (5</text:span><text:span text:style-name="T5">b</text:span><text:span text:style-name="T2">); on the other hand, in the Catalan online edition the same sentence appears with a dative (5</text:span><text:span text:style-name="T5">c</text:span><text:span text:style-name="T2">). Examples (6) and (7) show the same hesitation with the verb </text:span><text:span text:style-name="T5">molestar</text:span><text:span text:style-name="T2"> ‘annoy’, in the same news item reported by six media in Catalan on 5 December 2012: three use the accusative (6) and three the dative (7).</text:span><text:span text:style-name="Footnote_20_Symbol"><text:span text:style-name="T2"><text:note text:id="ftn6" text:note-class="footnote"><text:note-citation>6</text:note-citation><text:note-body><text:p text:style-name="P21"><text:span text:style-name="Footnote_20_Symbol"><text:span text:style-name="T2"/></text:span><text:span text:style-name="T2"> The three sentences in the accusative use direct speech while the three in the dative use indirect speech, which may indicate that the person making the statement conceptualizes the verb differently from the journalists who report it.</text:span></text:p></text:note-body></text:note></text:span></text:span></text:p>
      <text:p text:style-name="Standard"><text:bookmark-start text:name="_Ref502507249"/><text:span text:style-name="T19">(5) </text:span><text:span text:style-name="T23">La Vanguardia</text:span><text:span text:style-name="T19">, 15 May 2015, p. 15 (headline)</text:span><text:bookmark-end text:name="_Ref502507249"/></text:p>
      <text:p text:style-name="Standard"><text:span text:style-name="T19"><text:s text:c="6"/>a. Per què a <text:s/>Ciu la <text:s text:c="15"/>preocupa Ciutadans<text:tab/>[Catalan, printed version]</text:span></text:p>
      <text:p text:style-name="Standard"><text:span text:style-name="T19"><text:s text:c="10"/>why <text:s text:c="5"/>to Ciu </text:span><text:span text:style-name="T28">cl.acc:3.f</text:span><text:span text:style-name="T19"> worries <text:s text:c="3"/>Ciutadans</text:span></text:p>
      <text:p text:style-name="Standard"><text:span text:style-name="T21"><text:s text:c="6"/>b. Por qué a <text:s/>Ciu le <text:s text:c="11"/>preocupa Ciutadans<text:tab/>[Spanish, printed version]</text:span></text:p>
      <text:p text:style-name="Standard"><text:span text:style-name="T28"><text:s text:c="16"/></text:span><text:span text:style-name="T19"><text:s text:c="21"/></text:span><text:span text:style-name="T28">cl.dat:3</text:span></text:p>
      <text:p text:style-name="Standard"><text:soft-page-break/><text:span text:style-name="T21"><text:s text:c="6"/>c. Per què a <text:s/>Ciu li <text:s text:c="12"/>preocupa Ciutadans<text:tab/>[Catalan, online version]</text:span></text:p>
      <text:p text:style-name="Standard"><text:span text:style-name="T28"><text:s text:c="15"/></text:span><text:span text:style-name="T19"><text:s text:c="21"/></text:span><text:span text:style-name="T28">cl.dat:3</text:span></text:p>
      <text:p text:style-name="Standard"><text:bookmark-start text:name="_Ref505594862"/><text:bookmark-start text:name="_Ref502511347"/><text:span text:style-name="T19">(6) a. VilaWeb (headline)</text:span><text:bookmark-end text:name="_Ref505594862"/></text:p>
      <text:p text:style-name="Standard"><text:span text:style-name="T19"><text:s text:c="10"/>Rigau: ‘A Wert el <text:s text:c="16"/>molesta l’ <text:s text:c="2"/>èxit <text:s text:c="6"/>del <text:s text:c="4"/>model <text:s/>d’ immersió’</text:span><text:bookmark-end text:name="_Ref502511347"/></text:p>
      <text:p text:style-name="Standard"><text:span text:style-name="T19"><text:s text:c="10"/>Rigau <text:s text:c="2"/>to Wert </text:span><text:span text:style-name="T28">cl.acc:3.m</text:span><text:span text:style-name="T19"> annoys <text:s/>the success of-the model of immersion</text:span></text:p>
      <text:p text:style-name="Standard"><text:span text:style-name="T19"><text:s text:c="6"/>b. </text:span><text:span text:style-name="T23">El Periódico de Catalunya</text:span><text:span text:style-name="T19"> (headline)</text:span></text:p>
      <text:p text:style-name="Standard"><text:span text:style-name="T19"><text:s text:c="10"/>Rigau: “A Wert el <text:s text:c="15"/>molesta l’èxit de la <text:s text:c="2"/>immersió <text:s text:c="2"/>lingüística”</text:span></text:p>
      <text:p text:style-name="Standard"><text:span text:style-name="T19"><text:s text:c="36"/></text:span><text:span text:style-name="T28">cl.acc:3.m</text:span><text:span text:style-name="T19"> <text:s text:c="23"/>of the immersion language.</text:span><text:span text:style-name="T28">adj</text:span></text:p>
      <text:p text:style-name="Standard"><text:span text:style-name="T19"><text:s text:c="6"/>c. </text:span><text:span text:style-name="T23">Ara</text:span><text:span text:style-name="T19"> (headline)</text:span></text:p>
      <text:p text:style-name="Standard"><text:span text:style-name="T19"><text:s text:c="10"/></text:span><text:span text:style-name="T43">Rigau: “A Wert, el que el <text:s text:c="16"/>molesta és l’èxit del model educatiu <text:s text:c="12"/>català”</text:span></text:p>
      <text:p text:style-name="Standard"><text:span text:style-name="T43"><text:s text:c="40"/>what <text:s text:c="2"/></text:span><text:span text:style-name="T31">cl.acc:3.m</text:span><text:span text:style-name="T43"> <text:s text:c="33"/>model educational.</text:span><text:span text:style-name="T31">adj</text:span><text:span text:style-name="T43"> Catalan.</text:span><text:span text:style-name="T31">adj</text:span></text:p>
      <text:p text:style-name="Standard"><text:bookmark-start text:name="_Ref503183446"/><text:bookmark-start text:name="_Ref502511349"/><text:span text:style-name="T19">(7) a. 3/24, www.ccma.cat (headline)</text:span><text:bookmark-end text:name="_Ref503183446"/></text:p>
      <text:p text:style-name="Standard"><text:span text:style-name="T45"><text:s text:c="11"/>Rigau creu <text:s text:c="6"/>que a <text:s text:c="2"/>Wert li <text:s text:c="12"/>molesta “l’ <text:s text:c="2"/>èxit” <text:s text:c="4"/>del <text:s text:c="5"/>model</text:span><text:bookmark-end text:name="_Ref502511349"/><text:span text:style-name="T45"> català</text:span></text:p>
      <text:p text:style-name="Standard"><text:span text:style-name="T45"><text:s text:c="11"/>Rigau believes that to Wert </text:span><text:span text:style-name="T32">cl.dat:3</text:span><text:span text:style-name="T45"> annoys <text:s text:c="2"/>the success of-the model Catalan.</text:span><text:span text:style-name="T32">adj</text:span></text:p>
      <text:p text:style-name="Standard"><text:span text:style-name="T19"><text:s text:c="6"/>b. diaridegirona.cat (headline)</text:span></text:p>
      <text:p text:style-name="Standard"><text:span text:style-name="T19"><text:s text:c="10"/>Rigau creu que a Wert li <text:s text:c="12"/>molesta “l’èxit” del model català</text:span></text:p>
      <text:p text:style-name="Standard"><text:span text:style-name="T19"><text:s text:c="47"/></text:span><text:span text:style-name="T28">cl.dat:3</text:span></text:p>
      <text:p text:style-name="Standard"><text:span text:style-name="T19"><text:s text:c="6"/>c. </text:span><text:span text:style-name="T23">El Punt Avui</text:span></text:p>
      <text:p text:style-name="Standard"><text:span text:style-name="T46"><text:s text:c="13"/>La <text:s/>titular <text:s text:c="3"/>d’ Ensenyament, creu que a Wert li <text:s text:c="11"/>“molesta” el <text:s/>model “d’ èxit” <text:s text:c="3"/>de l’ <text:s text:c="2"/>escola <text:s/>catalana.</text:span></text:p>
      <text:p text:style-name="Standard"><text:span text:style-name="T46"><text:s text:c="13"/>the minister of Education <text:s text:c="32"/></text:span><text:span text:style-name="T33">cl.dat:3 </text:span><text:span text:style-name="T46"><text:s text:c="16"/>the model of success of the school Catalan.</text:span><text:span text:style-name="T33">adj</text:span></text:p>
      <text:p text:style-name="P3"/>
      <text:p text:style-name="P6"><text:soft-page-break/><text:span text:style-name="T2">In fact, if in (1</text:span><text:span text:style-name="T5">b</text:span><text:span text:style-name="T2">) and (2</text:span><text:span text:style-name="T5">b</text:span><text:span text:style-name="T2">) we replace the dative clitic with the accusative clitic – </text:span><text:span text:style-name="T5">A la Maria </text:span><text:span text:style-name="T7">la</text:span><text:span text:style-name="T5"> molesten els nens</text:span><text:span text:style-name="T2">;</text:span><text:span text:style-name="T5"> (A ella)</text:span><text:span text:style-name="T2"> </text:span><text:span text:style-name="T7">La</text:span><text:span text:style-name="T5"> sorprèn, preocupa, molesta que la joventut d’avui fumi tant </text:span><text:span text:style-name="T2">–</text:span><text:span text:style-name="T12"> our discussion above about distinguishing these sentences from those in </text:span><text:span text:style-name="T2">(1</text:span><text:span text:style-name="T5">a</text:span><text:span text:style-name="T2">)</text:span><text:span text:style-name="T12"> and </text:span><text:span text:style-name="T2">(2</text:span><text:span text:style-name="T6">a</text:span><text:span text:style-name="T12">) is still valid: they are useful ways of characterizing both constructions differently, but they do not help determine the case marking.</text:span></text:p>
      <text:p text:style-name="P6"><text:span text:style-name="T12">The ability of Catalan to construct a stative sentence with an AcExp verb and an accusative experiencer makes it necessary to analyse this accusative in those cases of hesitation with the dative (that is, in OVS stative sentences). We need to know whether the order of the sentences and clitic doubling in Catalan are sufficient to denote a lexical-aspectual change in the sentence or whether a change in case marking is also required.</text:span></text:p>
      <text:h text:style-name="P5" text:outline-level="1"/>
      <text:list xml:id="list133757223219641" text:continue-numbering="true" text:style-name="WWNum22">
        <text:list-item>
          <text:p text:style-name="P15"><text:span text:style-name="T2">Nature of the accusative and dative experiencer in OVS stative sentences</text:span></text:p>
        </text:list-item>
      </text:list>
      <text:p text:style-name="P6"><text:span text:style-name="T2">In the sentences in (1</text:span><text:span text:style-name="T5">b</text:span><text:span text:style-name="T2">)/(2</text:span><text:span text:style-name="T5">b</text:span><text:span text:style-name="T2">) and (4)-(7), whether the verb governs the accusative or the dative, the subject is a stimulus of the emotion and the object is not a patient but an experiencer of the whole event in a more prominent structural position than that occupied by the stimulus. It can be shown that this experiencer argument, regardless of whether it is accusative or dative, is not a topicalized element and that it has properties of a subject: cf. examples </text:span><text:span text:style-name="T5">a</text:span><text:span text:style-name="T2"> and </text:span><text:span text:style-name="T5">b</text:span><text:span text:style-name="T2"> in (8)-(13). It behaves just like the experiencer in sentences with DatExp verbs such as </text:span><text:span text:style-name="T5">agradar</text:span><text:span text:style-name="T2"> ‘like’ (see the </text:span><text:span text:style-name="T5">c</text:span><text:span text:style-name="T2"> examples in (8)-(13)) and other canonical subjects (see the </text:span><text:span text:style-name="T5">d</text:span><text:span text:style-name="T2"> examples in (8) and (12) and example (10</text:span><text:span text:style-name="T5">e</text:span><text:span text:style-name="T2">)): it behaves quite differently from topicalized objects (see the </text:span><text:span text:style-name="T5">d</text:span><text:span text:style-name="T2"> examples in (9)-(11) and (13)).</text:span><text:span text:style-name="Footnote_20_Symbol"><text:span text:style-name="T2"><text:note text:id="ftn7" text:note-class="footnote"><text:note-citation>7</text:note-citation><text:note-body><text:p text:style-name="P22"><text:span text:style-name="Footnote_20_Symbol"><text:span text:style-name="T2"/></text:span><text:span text:style-name="T2"> In examples </text:span>(8)<text:span text:style-name="T2">-</text:span>(13)<text:span text:style-name="T2">, as in the other examples employed in this paper, I conduct a descriptive rather than a prescriptive assessment.</text:span></text:p></text:note-body></text:note></text:span></text:span></text:p>
      <text:p text:style-name="P6"><text:span text:style-name="T2">The experiencer can link an anaphora in the subject (cf. Demonte 1989; Eguren &amp; Fernández Soriano 2004) (8), be modified by the adverb </text:span><text:span text:style-name="T5">només</text:span><text:span text:style-name="T2"> ‘only’ (cf. Cuervo 1999) (9), allow </text:span><text:span text:style-name="T5">Wh-</text:span><text:span text:style-name="T2">extraction (cf. Belletti &amp; Rizzi 1988) (10), be an indefinite generalized quantifier in initial position (cf. Belletti &amp; Rizzi 1988; Masullo 1992; Cuervo 1999) (11), control the subject of an infinitive clause (cf. Campos 1999; Alsina 2008) (12) and it cannot be separated, in Catalan, by a comma from the rest of the sentence (cf. Ginebra 2003; 2005) (13).</text:span></text:p>
      <text:p text:style-name="Standard"><text:bookmark-start text:name="_Ref505595412"/><text:bookmark-start text:name="_Ref502572216"/><text:span text:style-name="T19">(8) a. OVS AcExp, </text:span><text:span text:style-name="T25">dative/accusative</text:span><text:bookmark-end text:name="_Ref505595412"/></text:p>
      <text:p text:style-name="Standard"><text:span text:style-name="T19"><text:s text:c="10"/>A <text:s/>l’ <text:s text:c="3"/>Albert</text:span><text:span text:style-name="T48">i</text:span><text:span text:style-name="T19"> {</text:span><text:span text:style-name="T25">li</text:span><text:span text:style-name="T49">i</text:span><text:span text:style-name="T19"> <text:s text:c="11"/>/ </text:span><text:span text:style-name="T25">el</text:span><text:span text:style-name="T49">i</text:span><text:span text:style-name="T19">} <text:s text:c="13"/>molesta aquesta fotografia de si mateix</text:span><text:span text:style-name="T48">i</text:span><text:span text:style-name="T19">.</text:span><text:bookmark-end text:name="_Ref502572216"/></text:p>
      <text:p text:style-name="Standard"><text:span text:style-name="T19"><text:s text:c="10"/>to </text:span><text:span text:style-name="T28">art</text:span><text:span text:style-name="T19"> Albert <text:s/></text:span><text:span text:style-name="T29">cl.dat:3</text:span><text:span text:style-name="T19"> / </text:span><text:span text:style-name="T29">cl.acc:3.m</text:span><text:span text:style-name="T19"> annoys this <text:s text:c="6"/>photo <text:s text:c="7"/>of himself</text:span></text:p>
      <text:p text:style-name="Standard"><text:span text:style-name="T19"><text:s text:c="6"/>b. OVS AcExp, </text:span><text:span text:style-name="T25">accusative</text:span></text:p>
      <text:p text:style-name="Standard"><text:span text:style-name="T19"><text:s text:c="10"/>A l’Albert</text:span><text:span text:style-name="T48">i</text:span><text:span text:style-name="T19"> </text:span><text:span text:style-name="T25">el</text:span><text:span text:style-name="T49">i</text:span><text:span text:style-name="T19"> <text:s text:c="16"/>neguiteja aquesta fotografia de si mateix</text:span><text:span text:style-name="T48">i</text:span><text:span text:style-name="T19">.</text:span></text:p>
      <text:p text:style-name="Standard"><text:span text:style-name="T19"><text:s text:c="28"/></text:span><text:span text:style-name="T29">cl.acc:3.m</text:span><text:span text:style-name="T19"> disturbs</text:span></text:p>
      <text:p text:style-name="Standard"><text:span text:style-name="T19"><text:s text:c="6"/>c. DatExp, </text:span><text:span text:style-name="T25">dative</text:span></text:p>
      <text:p text:style-name="Standard"><text:span text:style-name="T19"><text:s text:c="10"/>A l’ <text:s text:c="4"/>Albert</text:span><text:span text:style-name="T48">i</text:span><text:span text:style-name="T19"> </text:span><text:span text:style-name="T25">li</text:span><text:span text:style-name="T49">i</text:span><text:span text:style-name="T19"> <text:s text:c="13"/>agrada aquesta fotografia de si mateix</text:span><text:span text:style-name="T48">i</text:span><text:span text:style-name="T19">.</text:span></text:p>
      <text:p text:style-name="Standard"><text:span text:style-name="T19"><text:s text:c="33"/></text:span><text:span text:style-name="T29">cl.dat:3</text:span><text:span text:style-name="T19"> likes</text:span></text:p>
      <text:p text:style-name="Standard"><text:span text:style-name="T19"><text:s text:c="6"/>d. Subject, </text:span><text:span text:style-name="T26">dative</text:span></text:p>
      <text:p text:style-name="Standard"><text:span text:style-name="T19"><text:s text:c="10"/></text:span><text:span text:style-name="T27">L’ <text:s text:c="2"/>Albert</text:span><text:span text:style-name="T48">i</text:span><text:span text:style-name="T19"> envia una fotografia de si mateix</text:span><text:span text:style-name="T48">i/*j</text:span><text:span text:style-name="T19"> </text:span><text:span text:style-name="T26">a <text:s/>la <text:s text:c="4"/>Núria</text:span><text:span text:style-name="T48">j</text:span><text:span text:style-name="T19">.</text:span></text:p>
      <text:p text:style-name="Standard"><text:span text:style-name="T19"><text:s text:c="10"/></text:span><text:span text:style-name="T28">art</text:span><text:span text:style-name="T19"> Albert sends a <text:s text:c="4"/>photo <text:s text:c="7"/>of himself <text:s text:c="6"/>to </text:span><text:span text:style-name="T28">art</text:span><text:span text:style-name="T19"> Nuria</text:span></text:p>
      <text:p text:style-name="Standard"><text:bookmark-start text:name="_Ref503693450"/><text:bookmark-start text:name="_Ref502572561"/><text:bookmark-start text:name="_Ref505595549"/><text:span text:style-name="T19">(9) a. OVS AcExp, </text:span><text:span text:style-name="T25">dative/accusati</text:span><text:bookmark-end text:name="_Ref503693450"/><text:span text:style-name="T25">ve</text:span><text:bookmark-end text:name="_Ref505595549"/></text:p>
      <text:p text:style-name="Standard"><text:span text:style-name="T19"><text:s text:c="10"/>Només a <text:s/>l’ <text:s text:c="4"/>Albert {</text:span><text:span text:style-name="T25">li</text:span><text:span text:style-name="T19"> <text:s text:c="13"/>/ </text:span><text:span text:style-name="T25">el</text:span><text:span text:style-name="T19">} <text:s text:c="14"/>molesta aquesta situació.</text:span><text:bookmark-end text:name="_Ref502572561"/><text:span text:style-name="T19"> </text:span></text:p>
      <text:p text:style-name="Standard"><text:span text:style-name="T19"><text:s text:c="10"/>Only <text:s text:c="3"/>to </text:span><text:span text:style-name="T28">art</text:span><text:span text:style-name="T19"> Albert <text:s/></text:span><text:span text:style-name="T29">cl.dat:3</text:span><text:span text:style-name="T19"> / </text:span><text:span text:style-name="T29">cl.acc:3.m</text:span><text:span text:style-name="T19"> annoys <text:s/>this <text:s text:c="6"/>situation</text:span></text:p>
      <text:p text:style-name="Standard"><text:soft-page-break/><text:span text:style-name="T19"><text:s text:c="6"/>b. OVS AcExp, </text:span><text:span text:style-name="T25">accusative</text:span></text:p>
      <text:p text:style-name="Standard"><text:span text:style-name="T19"><text:s text:c="10"/>Només a <text:s/>l’Albert </text:span><text:span text:style-name="T25">el</text:span><text:span text:style-name="T19"> <text:s text:c="17"/>neguiteja aquesta situació.</text:span></text:p>
      <text:p text:style-name="Standard"><text:span text:style-name="T19"><text:s text:c="39"/></text:span><text:span text:style-name="T29">cl.acc:3.m</text:span><text:span text:style-name="T19"> disturbs</text:span></text:p>
      <text:p text:style-name="Standard"><text:span text:style-name="T19"><text:s text:c="6"/>c. DatExp, </text:span><text:span text:style-name="T25">dative</text:span></text:p>
      <text:p text:style-name="Standard"><text:span text:style-name="T19"><text:s text:c="10"/>Només a l’Albert </text:span><text:span text:style-name="T25">li</text:span><text:span text:style-name="T19"> <text:s text:c="13"/>agrada la <text:s text:c="2"/>cervesa.</text:span></text:p>
      <text:p text:style-name="Standard"><text:span text:style-name="T19"><text:s text:c="38"/></text:span><text:span text:style-name="T29">cl.dat:3</text:span><text:span text:style-name="T19"> likes <text:s text:c="4"/>the beer</text:span></text:p>
      <text:p text:style-name="Standard"><text:span text:style-name="T19"><text:s text:c="6"/>d. Topicalized dative</text:span></text:p>
      <text:p text:style-name="Standard"><text:span text:style-name="T19"><text:s text:c="10"/></text:span><text:span text:style-name="T18">?</text:span><text:span text:style-name="T19">Només </text:span><text:span text:style-name="T27">a l’Albert </text:span><text:span text:style-name="T25">li</text:span><text:span text:style-name="T19"> <text:s text:c="13"/>Ø vaig <text:s/>prendre <text:s/>el <text:s text:c="2"/>bolígraf.</text:span><text:span text:style-name="Footnote_20_Symbol"><text:span text:style-name="T19"><text:note text:id="ftn8" text:note-class="footnote"><text:note-citation>8</text:note-citation><text:note-body><text:p text:style-name="P23"><text:span text:style-name="Footnote_20_Symbol"><text:span text:style-name="T2"/></text:span><text:span text:style-name="T2"> This sentence is acceptable with a stressed intonation: </text:span><text:span text:style-name="T5">Només A L’ALBERT</text:span><text:span text:style-name="T2">…</text:span></text:p></text:note-body></text:note></text:span></text:span></text:p>
      <text:p text:style-name="Standard"><text:span text:style-name="T19"><text:s text:c="39"/></text:span><text:span text:style-name="T29">cl.dat:3</text:span><text:span text:style-name="T19"> <text:s/>I <text:s/>took.</text:span><text:span text:style-name="T28">aux+inf</text:span><text:span text:style-name="T19"> the pen</text:span></text:p>
      <text:p text:style-name="Standard"><text:bookmark-start text:name="_Ref503654005"/><text:bookmark-start text:name="_Ref502572631"/><text:bookmark-start text:name="_Ref505595521"/><text:span text:style-name="T19">(10) a. OVS AcExp, </text:span><text:span text:style-name="T25">dative/accusati</text:span><text:bookmark-end text:name="_Ref503654005"/><text:span text:style-name="T25">ve</text:span><text:bookmark-end text:name="_Ref505595521"/></text:p>
      <text:p text:style-name="Standard"><text:span text:style-name="T19"><text:s text:c="11"/>La <text:s/>situació <text:s/>que <text:s/>a <text:s/>l’ <text:s text:c="3"/>Albert {</text:span><text:span text:style-name="T25">li</text:span><text:span text:style-name="T19"> <text:s text:c="13"/>/ </text:span><text:span text:style-name="T25">el</text:span><text:span text:style-name="T19">} <text:s text:c="14"/>molesta és aquesta.</text:span><text:bookmark-end text:name="_Ref502572631"/></text:p>
      <text:p text:style-name="Standard"><text:span text:style-name="T19"><text:s text:c="11"/>the situation that to </text:span><text:span text:style-name="T28">art</text:span><text:span text:style-name="T19"> Albert</text:span><text:span text:style-name="T28"> <text:s/></text:span><text:span text:style-name="T29">cl.dat:3</text:span><text:span text:style-name="T19"> / </text:span><text:span text:style-name="T29">cl.acc:3.m</text:span><text:span text:style-name="T19"> annoys <text:s/>is this</text:span></text:p>
      <text:p text:style-name="Standard"><text:span text:style-name="T19"><text:s text:c="7"/>b. OVS AcExp, </text:span><text:span text:style-name="T25">accusative</text:span></text:p>
      <text:p text:style-name="Standard"><text:span text:style-name="T19"><text:s text:c="11"/>La <text:s/>situació <text:s/>que a <text:s/>l’Albert (</text:span><text:span text:style-name="T25">el</text:span><text:span text:style-name="T19">) <text:s text:c="16"/>neguiteja és aquesta.</text:span></text:p>
      <text:p text:style-name="Standard"><text:span text:style-name="T19"><text:s text:c="57"/></text:span><text:span text:style-name="T29">cl.acc</text:span><text:span text:style-name="T25">:3.</text:span><text:span text:style-name="T29">m</text:span><text:span text:style-name="T19"> disturbs</text:span></text:p>
      <text:p text:style-name="Standard"><text:span text:style-name="T19"><text:s text:c="7"/>c. DatExp, </text:span><text:span text:style-name="T25">dative</text:span></text:p>
      <text:p text:style-name="Standard"><text:span text:style-name="T19"><text:s text:c="11"/>Els llibres que a <text:s/>l’ <text:s text:c="4"/>Albert (</text:span><text:span text:style-name="T25">li</text:span><text:span text:style-name="T19">) <text:s text:c="12"/>han agradat <text:s text:c="7"/>són aquests.</text:span></text:p>
      <text:p text:style-name="Standard"><text:span text:style-name="T19"><text:s text:c="11"/>the books that to </text:span><text:span text:style-name="T28">art</text:span><text:span text:style-name="T19"> Albert</text:span><text:span text:style-name="T28"> <text:s/></text:span><text:span text:style-name="T29">cl.dat:3</text:span><text:span text:style-name="T19"> liked.</text:span><text:span text:style-name="T28">aux+part</text:span><text:span text:style-name="T19"> are <text:s/>these</text:span></text:p>
      <text:p text:style-name="Standard"><text:span text:style-name="T19"><text:s text:c="7"/>d. Topicalized dative</text:span></text:p>
      <text:p text:style-name="Standard"><text:span text:style-name="T19"><text:s text:c="11"/></text:span><text:span text:style-name="T18">??</text:span><text:span text:style-name="T19">Els llibres que </text:span><text:span text:style-name="T27">a <text:s/>l’Albert</text:span><text:span text:style-name="T19"> (</text:span><text:span text:style-name="T25">li</text:span><text:span text:style-name="T19">) <text:s text:c="12"/>Ø he donat <text:s text:c="11"/>són aquests.</text:span></text:p>
      <text:p text:style-name="Standard"><text:span text:style-name="T19"><text:s text:c="56"/></text:span><text:span text:style-name="T29">cl.dat:3</text:span><text:span text:style-name="T19"> <text:s/>I <text:s/>gave.</text:span><text:span text:style-name="T28">aux+part</text:span></text:p>
      <text:p text:style-name="Standard"><text:soft-page-break/><text:span text:style-name="T19"><text:s text:c="7"/>e. Preverbal subject</text:span></text:p>
      <text:p text:style-name="Standard"><text:span text:style-name="T19"><text:s text:c="11"/>Els llibres que </text:span><text:span text:style-name="T27">l’Albert</text:span><text:span text:style-name="T19"> m’ <text:s text:c="10"/>ha donat <text:s text:c="11"/>són aquests.</text:span></text:p>
      <text:p text:style-name="Standard"><text:span text:style-name="T19"><text:s text:c="48"/></text:span><text:span text:style-name="T28">cl.dat:1</text:span><text:span text:style-name="T19"> gave.</text:span><text:span text:style-name="T28">aux+part</text:span></text:p>
      <text:p text:style-name="Standard"><text:bookmark-start text:name="_Ref503693456"/><text:bookmark-start text:name="_Ref502572706"/><text:bookmark-start text:name="_Ref505595559"/><text:span text:style-name="T19">(11) a. OVS AcExp, </text:span><text:span text:style-name="T25">dative/accusati</text:span><text:bookmark-end text:name="_Ref503693456"/><text:span text:style-name="T25">ve</text:span><text:bookmark-end text:name="_Ref505595559"/></text:p>
      <text:p text:style-name="Standard"><text:span text:style-name="T19"><text:s text:c="11"/>A ningú <text:s text:c="4"/>(no) {</text:span><text:span text:style-name="T25">li</text:span><text:span text:style-name="T19"> <text:s text:c="13"/>/ </text:span><text:span text:style-name="T25">el</text:span><text:span text:style-name="T19">} <text:s text:c="15"/>molesta aquesta situació.</text:span><text:bookmark-end text:name="_Ref502572706"/></text:p>
      <text:p text:style-name="Standard"><text:span text:style-name="T19"><text:s text:c="11"/>to nobody (</text:span><text:span text:style-name="T28">neg</text:span><text:span text:style-name="T19">) </text:span><text:span text:style-name="T29">cl.dat:3</text:span><text:span text:style-name="T19"> / </text:span><text:span text:style-name="T29">cl.acc:3.m</text:span><text:span text:style-name="T19"> annoys <text:s/>this <text:s text:c="6"/>situation</text:span></text:p>
      <text:p text:style-name="Standard"><text:span text:style-name="T19"><text:s text:c="7"/>b. OVS AcExp, </text:span><text:span text:style-name="T25">accusative</text:span></text:p>
      <text:p text:style-name="Standard"><text:span text:style-name="T19"><text:s text:c="11"/>A ningú (no) (</text:span><text:span text:style-name="T25">el</text:span><text:span text:style-name="T19">) <text:s text:c="15"/>neguiteja aquesta situació.</text:span></text:p>
      <text:p text:style-name="Standard"><text:span text:style-name="T19"><text:s text:c="33"/></text:span><text:span text:style-name="T29">cl.acc:3.m</text:span><text:span text:style-name="T25"> </text:span><text:span text:style-name="T19">disturbs</text:span></text:p>
      <text:p text:style-name="Standard"><text:span text:style-name="T19"><text:s text:c="7"/>c. DatExp, </text:span><text:span text:style-name="T25">dative</text:span></text:p>
      <text:p text:style-name="Standard"><text:span text:style-name="T19"><text:s text:c="11"/>A ningú (no) </text:span><text:span text:style-name="T25">li</text:span><text:span text:style-name="T19"> <text:s text:c="13"/>va agradar <text:s text:c="7"/>la <text:s text:c="2"/>pel·lícula.</text:span></text:p>
      <text:p text:style-name="Standard"><text:span text:style-name="T19"><text:s text:c="32"/></text:span><text:span text:style-name="T29">cl.dat:3</text:span><text:span text:style-name="T19"> liked.</text:span><text:span text:style-name="T28">aux+inf</text:span><text:span text:style-name="T19"> the film<text:tab/></text:span></text:p>
      <text:p text:style-name="Standard"><text:span text:style-name="T19"><text:s text:c="7"/>d. Topicalized dative</text:span></text:p>
      <text:p text:style-name="Standard"><text:span text:style-name="T19"><text:s text:c="11"/>*</text:span><text:span text:style-name="T27">A ningú</text:span><text:span text:style-name="T19"> (no) </text:span><text:span text:style-name="T25">li</text:span><text:span text:style-name="T19"> <text:s text:c="13"/>vaig donar <text:s text:c="6"/>el <text:s text:c="2"/>quadre.</text:span></text:p>
      <text:p text:style-name="Standard"><text:span text:style-name="T19"><text:s text:c="34"/></text:span><text:span text:style-name="T29">cl.dat:3</text:span><text:span text:style-name="T19"> gave.</text:span><text:span text:style-name="T28">aux+inf</text:span><text:span text:style-name="T19"> the painting</text:span></text:p>
      <text:p text:style-name="Standard"><text:bookmark-start text:name="_Ref503693531"/><text:bookmark-start text:name="_Ref502572294"/><text:bookmark-start text:name="_Ref505595509"/><text:span text:style-name="T19">(12) a. OVS AcExp, </text:span><text:span text:style-name="T25">dative/accusati</text:span><text:bookmark-end text:name="_Ref503693531"/><text:span text:style-name="T25">ve</text:span><text:bookmark-end text:name="_Ref505595509"/></text:p>
      <text:p text:style-name="Standard"><text:span text:style-name="T19"><text:s text:c="11"/>A l’ <text:s text:c="4"/>Albert</text:span><text:span text:style-name="T48">i</text:span><text:span text:style-name="T19"> {</text:span><text:span text:style-name="T25">li</text:span><text:span text:style-name="T49">i</text:span><text:span text:style-name="T19"> <text:s text:c="12"/>/ </text:span><text:span text:style-name="T25">el</text:span><text:span text:style-name="T49">i</text:span><text:span text:style-name="T19">} <text:s text:c="14"/>molesta PRO</text:span><text:span text:style-name="T48">i</text:span><text:span text:style-name="T19"> parlar <text:s text:c="6"/>en públic.</text:span><text:bookmark-end text:name="_Ref502572294"/></text:p>
      <text:p text:style-name="Standard"><text:span text:style-name="T19"><text:s text:c="11"/>to </text:span><text:span text:style-name="T28">art</text:span><text:span text:style-name="T19"> Albert <text:s text:c="2"/></text:span><text:span text:style-name="T29">cl.dat:3</text:span><text:span text:style-name="T19"> / </text:span><text:span text:style-name="T29">cl.acc:3.m</text:span><text:span text:style-name="T19"> annoys <text:s text:c="10"/>speak.</text:span><text:span text:style-name="T28">inf</text:span><text:span text:style-name="T19"> in public</text:span></text:p>
      <text:p text:style-name="Standard"><text:span text:style-name="T19"><text:s text:c="7"/>b. OVS AcExp, </text:span><text:span text:style-name="T25">accusative</text:span></text:p>
      <text:p text:style-name="Standard"><text:span text:style-name="T19"><text:s text:c="11"/>A l’Albert</text:span><text:span text:style-name="T48">i</text:span><text:span text:style-name="T19"> </text:span><text:span text:style-name="T25">el</text:span><text:span text:style-name="T49">i</text:span><text:span text:style-name="T19"> <text:s text:c="16"/>neguiteja PRO</text:span><text:span text:style-name="T48">i</text:span><text:span text:style-name="T19"> parlar en públic.</text:span></text:p>
      <text:p text:style-name="Standard"><text:span text:style-name="T19"><text:s text:c="29"/></text:span><text:span text:style-name="T29">cl.acc:3.m</text:span><text:span text:style-name="T19"> disturbs</text:span></text:p>
      <text:p text:style-name="Standard"><text:soft-page-break/><text:span text:style-name="T19"><text:s text:c="7"/>c. DatExp, </text:span><text:span text:style-name="T25">dative</text:span></text:p>
      <text:p text:style-name="Standard"><text:span text:style-name="T19"><text:s text:c="11"/>A l’Albert</text:span><text:span text:style-name="T48">i</text:span><text:span text:style-name="T19"> </text:span><text:span text:style-name="T25">li</text:span><text:span text:style-name="T49">i</text:span><text:span text:style-name="T19"> <text:s text:c="12"/>agrada PRO</text:span><text:span text:style-name="T48">i</text:span><text:span text:style-name="T19"> parlar en públic.</text:span></text:p>
      <text:p text:style-name="Standard"><text:span text:style-name="T19"><text:s text:c="28"/></text:span><text:span text:style-name="T29">cl.dat:3</text:span><text:span text:style-name="T19"> likes</text:span></text:p>
      <text:p text:style-name="Standard"><text:span text:style-name="T19"><text:s text:c="7"/>d. Subject</text:span></text:p>
      <text:p text:style-name="Standard"><text:span text:style-name="T19"><text:s text:c="11"/></text:span><text:span text:style-name="T27">L’Albert</text:span><text:span text:style-name="T48">i</text:span><text:span text:style-name="T19"> vol <text:s text:c="4"/>PRO</text:span><text:span text:style-name="T48">i</text:span><text:span text:style-name="T19"> arribar <text:s text:c="5"/>aviat.</text:span></text:p>
      <text:p text:style-name="Standard"><text:span text:style-name="T19"><text:s text:c="13"/></text:span><text:span text:style-name="T28"><text:s text:c="17"/></text:span><text:span text:style-name="T19">wants <text:s text:c="9"/>arrive.</text:span><text:span text:style-name="T28">inf</text:span><text:span text:style-name="T19"> early</text:span></text:p>
      <text:p text:style-name="Standard"><text:bookmark-start text:name="_Ref503119640"/><text:bookmark-start text:name="_Ref502572824"/><text:bookmark-start text:name="_Ref505595424"/><text:span text:style-name="T19">(13) a. OVS AcExp, </text:span><text:span text:style-name="T25">dative/accusati</text:span><text:bookmark-end text:name="_Ref503119640"/><text:span text:style-name="T25">ve</text:span><text:bookmark-end text:name="_Ref505595424"/></text:p>
      <text:p text:style-name="Standard"><text:span text:style-name="T19"><text:s text:c="11"/>A l’ <text:s text:c="4"/>Albert</text:span><text:span text:style-name="T48">(*</text:span><text:span text:style-name="T19">, </text:span><text:span text:style-name="T48">/ Ø)</text:span><text:span text:style-name="T19"> {</text:span><text:span text:style-name="T25">li</text:span><text:span text:style-name="T19"> <text:s text:c="13"/>/ </text:span><text:span text:style-name="T25">el</text:span><text:span text:style-name="T19">} <text:s text:c="15"/>molesta aquesta situació.</text:span><text:bookmark-end text:name="_Ref502572824"/></text:p>
      <text:p text:style-name="Standard"><text:span text:style-name="T19"><text:s text:c="11"/>to </text:span><text:span text:style-name="T28">art</text:span><text:span text:style-name="T19"> Albert <text:s text:c="10"/></text:span><text:span text:style-name="T29">cl.dat:3</text:span><text:span text:style-name="T19"> / </text:span><text:span text:style-name="T29">cl.acc:3.m</text:span><text:span text:style-name="T19"> annoys <text:s/>this <text:s text:c="6"/>situation</text:span></text:p>
      <text:p text:style-name="Standard"><text:span text:style-name="T19"><text:s text:c="7"/>b. OVS AcExp, </text:span><text:span text:style-name="T25">accusative</text:span></text:p>
      <text:p text:style-name="Standard"><text:span text:style-name="T19"><text:s text:c="11"/>A l’Albert</text:span><text:span text:style-name="T48">(*</text:span><text:span text:style-name="T19">, </text:span><text:span text:style-name="T48">/ Ø)</text:span><text:span text:style-name="T19"> </text:span><text:span text:style-name="T25">el</text:span><text:span text:style-name="T19"> <text:s text:c="17"/>neguiteja aquesta situació.</text:span></text:p>
      <text:p text:style-name="Standard"><text:span text:style-name="T19"><text:s text:c="37"/></text:span><text:span text:style-name="T29">cl.acc:3.m</text:span><text:span text:style-name="T19"> disturbs</text:span></text:p>
      <text:p text:style-name="Standard"><text:span text:style-name="T19"><text:s text:c="7"/>c. DatExp, </text:span><text:span text:style-name="T25">dative</text:span></text:p>
      <text:p text:style-name="Standard"><text:span text:style-name="T19"><text:s text:c="11"/>A l’Albert</text:span><text:span text:style-name="T48">(*</text:span><text:span text:style-name="T19">, </text:span><text:span text:style-name="T48">/ Ø)</text:span><text:span text:style-name="T19"> </text:span><text:span text:style-name="T25">li</text:span><text:span text:style-name="T19"> <text:s text:c="13"/>agrada aquesta situació.</text:span></text:p>
      <text:p text:style-name="Standard"><text:span text:style-name="T19"><text:s text:c="36"/></text:span><text:span text:style-name="T29">cl.dat:3</text:span><text:span text:style-name="T19"> likes</text:span></text:p>
      <text:p text:style-name="Standard"><text:span text:style-name="T19"><text:s text:c="7"/>d. Topicalized object</text:span></text:p>
      <text:p text:style-name="Standard"><text:span text:style-name="T19"><text:s text:c="11"/></text:span><text:span text:style-name="T27">(A) <text:s/>L’Albert</text:span><text:span text:style-name="T48">(</text:span><text:span text:style-name="T19">,</text:span><text:span text:style-name="T48">)</text:span><text:span text:style-name="T19"> </text:span><text:span text:style-name="T25">l’</text:span><text:span text:style-name="T19"> <text:s text:c="16"/>Ø he vist <text:s text:c="13"/>que <text:s/>Ø <text:s/>plorava.</text:span></text:p>
      <text:p text:style-name="Standard"><text:span text:style-name="T19"><text:s text:c="36"/></text:span><text:span text:style-name="T29">cl.acc:3.m</text:span><text:span text:style-name="T19"> I saw.</text:span><text:span text:style-name="T28">aux+part</text:span><text:span text:style-name="T19"> that he cried</text:span></text:p>
      <text:p text:style-name="P3"/>
      <text:list xml:id="list133758162908407" text:continue-numbering="true" text:style-name="WWNum22">
        <text:list-item>
          <text:p text:style-name="P15"><text:span text:style-name="T2">OVS sentences with AcExp verbs and an accusative experiencer</text:span></text:p>
        </text:list-item>
      </text:list>
      <text:p text:style-name="P6"><text:span text:style-name="T2">The analysis conducted in section §3 highlights the similarity between the dative experiencer in sentences with DatExp verbs and the experiencer object in OVS stative sentences with AcExp verbs, whether the morphology is dative or accusative. When the experiencer has accusative morphology, there is evidence to show that it is in fact a dative if we place it in sentence-initial position by using a relative pronoun (14</text:span><text:span text:style-name="T5">a-b</text:span><text:span text:style-name="T2">) (adjectival relative clause and noun relative clause),</text:span><text:span text:style-name="Footnote_20_Symbol"><text:span text:style-name="T2"><text:note text:id="ftn9" text:note-class="footnote"><text:note-citation>9</text:note-citation><text:note-body><text:p text:style-name="P24"><text:span text:style-name="Footnote_20_Symbol"><text:span text:style-name="T2"/></text:span><text:span text:style-name="T2"> In the examples, I do not consider the use of the relative often referred to as the </text:span><text:span text:style-name="T5">relatiu popular</text:span><text:span text:style-name="T2"> (cf. Ginebra 2005: §154-155), which is always marked with an asterisk.</text:span></text:p></text:note-body></text:note></text:span></text:span><text:span text:style-name="T2"> an interrogative pronoun (14</text:span><text:span text:style-name="T5">c-d</text:span><text:span text:style-name="T2">) (direct and indirect interrogative) or a determiner phrase (14</text:span><text:span text:style-name="T5">e</text:span><text:span text:style-name="T2">). In this context, the experiencer can optionally take either the accusative or dative morphology in the corresponding agentive sentences with AcExp verbs (16), which is similar to how the person semantic object behaves in transitive sentences of non-psychological verbs, whether they are causative or not (17). But in stative sentences with AcExp verbs (14), the experiencer in initial position behaves like the dative experiencer in the corresponding sentences with DatExp verbs (15): it can only be dative, even though in (14) the morphology is still accusative clitic within the sentence (cf. Royo 2017: §4.3.4).</text:span></text:p>
      <text:p text:style-name="P6"><text:soft-page-break/><text:span text:style-name="T2">To illustrate this contrast, the examples below are of stative sentences with an imperfective verbal aspect (14)-(15) and causatives and non-causative transitives with a perfective aspect (16)-(17). What is more, in (14) and (16) I use an AcExp verb that can easily be conceived as causative of change of state, such as </text:span><text:span text:style-name="T5">atabalar</text:span><text:span text:style-name="T2"> ‘overwhelm’, unlike other AcExp verbs such as </text:span><text:span text:style-name="T5">molestar</text:span><text:span text:style-name="T2"> ‘annoy’, which in some contexts can have the meaning of ‘desagradar molt’ (‘displease a lot’).</text:span></text:p>
      <text:p text:style-name="Standard"><text:bookmark-start text:name="_Ref503175821"/><text:span text:style-name="T19">(14)</text:span><text:span text:style-name="T51"> a. Ø <text:s text:c="8"/>És una persona {</text:span><text:span text:style-name="T52">a <text:s/>qui</text:span><text:span text:style-name="T51"> <text:s text:c="12"/>/ *que} <text:s text:c="6"/>(</text:span><text:span text:style-name="T52">l’</text:span><text:span text:style-name="T51">) <text:s text:c="9"/>atabala <text:s text:c="8"/>el</text:span><text:bookmark-end text:name="_Ref503175821"/><text:span text:style-name="T51"> <text:s text:c="2"/>record <text:s text:c="3"/>d’ aquell fracàs.</text:span></text:p>
      <text:p text:style-name="Standard"><text:span text:style-name="T51"><text:s text:c="13"/>He/She is <text:s/>a <text:s text:c="4"/>person <text:s text:c="4"/>to whom.</text:span><text:span text:style-name="T34">dat</text:span><text:span text:style-name="T51"> / who.</text:span><text:span text:style-name="T34">acc</text:span><text:span text:style-name="T51"> (</text:span><text:span text:style-name="T34">cl.acc</text:span><text:span text:style-name="T51">) overwhelms the memory of that <text:s text:c="4"/>failure</text:span></text:p>
      <text:p text:style-name="Standard"><text:span text:style-name="T43"><text:s text:c="9"/>b. {</text:span><text:span text:style-name="T44">A qui <text:s text:c="9"/></text:span><text:span text:style-name="T43"><text:s text:c="4"/>/ *Qui} <text:s text:c="6"/>(</text:span><text:span text:style-name="T44">l’</text:span><text:span text:style-name="T43">) <text:s text:c="8"/>atabala el <text:s/>record d’aquell fracàs és {</text:span><text:span text:style-name="T44">a </text:span><text:span text:style-name="T43">/ *Ø} la <text:s text:c="2"/>Maria.</text:span></text:p>
      <text:p text:style-name="Standard"><text:span text:style-name="T43"><text:s text:c="14"/>to whom.</text:span><text:span text:style-name="T31">dat</text:span><text:span text:style-name="T43"> / <text:s text:c="2"/>who.</text:span><text:span text:style-name="T31">acc</text:span><text:span text:style-name="T43"> (</text:span><text:span text:style-name="T31">cl.acc</text:span><text:span text:style-name="T43">) <text:s text:c="53"/>is<text:tab/> <text:s/>to / <text:s/>Ø <text:s/></text:span><text:span text:style-name="T31">art</text:span><text:span text:style-name="T43"> Maria.</text:span><text:span text:style-name="T31">dat</text:span></text:p>
      <text:p text:style-name="Standard"><text:span text:style-name="T19"><text:s text:c="7"/>c. {</text:span><text:span text:style-name="T25">A qui</text:span><text:span text:style-name="T19"> <text:s text:c="12"/>/ *Qui} <text:s text:c="7"/>(</text:span><text:span text:style-name="T25">l’</text:span><text:span text:style-name="T19">) <text:s text:c="8"/>atabala el record d’aquell fracàs?</text:span></text:p>
      <text:p text:style-name="Standard"><text:span text:style-name="T19"><text:s text:c="12"/>to whom.</text:span><text:span text:style-name="T28">dat</text:span><text:span text:style-name="T19"> / <text:s text:c="2"/>who.</text:span><text:span text:style-name="T28">acc</text:span><text:span text:style-name="T19"> (</text:span><text:span text:style-name="T28">cl.acc</text:span><text:span text:style-name="T19">)</text:span></text:p>
      <text:p text:style-name="Standard"><text:span text:style-name="T19"><text:s text:c="7"/></text:span><text:span text:style-name="T43">d. Ø Voldria <text:s text:c="5"/>saber <text:s text:c="5"/>{</text:span><text:span text:style-name="T44">a <text:s/>qui</text:span><text:span text:style-name="T43"> <text:s text:c="12"/>/ *qui} <text:s text:c="8"/>(</text:span><text:span text:style-name="T44">l’</text:span><text:span text:style-name="T43">) <text:s text:c="8"/>atabala el record d’aquell fracàs.</text:span></text:p>
      <text:p text:style-name="Standard"><text:span text:style-name="T43"><text:s text:c="13"/>I <text:s/>would like to know <text:s text:c="2"/>to whom.</text:span><text:span text:style-name="T31">dat</text:span><text:span text:style-name="T43"> / <text:s text:c="2"/>who.</text:span><text:span text:style-name="T31">acc</text:span><text:span text:style-name="T43"> (</text:span><text:span text:style-name="T31">cl.acc</text:span><text:span text:style-name="T43">)</text:span></text:p>
      <text:p text:style-name="Standard"><text:span text:style-name="T19"><text:s text:c="7"/>e. {</text:span><text:span text:style-name="T25">A</text:span><text:span text:style-name="T19"> / *Ø} la <text:s text:c="3"/>Maria</text:span><text:span text:style-name="T48">(*</text:span><text:span text:style-name="T19">,</text:span><text:span text:style-name="T48">)</text:span><text:span text:style-name="T19"> <text:s text:c="4"/></text:span><text:span text:style-name="T25">l’ <text:s text:c="9"/></text:span><text:span text:style-name="T19">atabala el record d’aquell fracàs.</text:span></text:p>
      <text:p text:style-name="Standard"><text:span text:style-name="T19"><text:s text:c="12"/>to / <text:s text:c="2"/>Ø <text:s text:c="2"/></text:span><text:span text:style-name="T28">art</text:span><text:span text:style-name="T19"> Maria.</text:span><text:span text:style-name="T28">dat</text:span><text:span text:style-name="T19"> </text:span><text:span text:style-name="T28">cl.acc</text:span></text:p>
      <text:p text:style-name="Standard"><text:span text:style-name="T19">(15)</text:span><text:span text:style-name="T51"> a. </text:span><text:bookmark-start text:name="_Ref503176307"/><text:span text:style-name="T51">Ø <text:s text:c="9"/>És una persona {a <text:s/>qui <text:s text:c="12"/>/ *que} <text:s text:c="7"/>no <text:s text:c="7"/>(li) <text:s text:c="10"/>agrada</text:span><text:bookmark-end text:name="_Ref503176307"/><text:span text:style-name="T51"> el record d’aquell fracàs.</text:span></text:p>
      <text:p text:style-name="Standard"><text:span text:style-name="T51"><text:s text:c="14"/>He/She is <text:s/>a <text:s text:c="4"/>person <text:s text:c="4"/>to whom.</text:span><text:span text:style-name="T34">dat</text:span><text:span text:style-name="T51"> / who.</text:span><text:span text:style-name="T34">acc</text:span><text:span text:style-name="T51"> doesn’t (</text:span><text:span text:style-name="T34">cl.dat</text:span><text:span text:style-name="T51">) likes</text:span></text:p>
      <text:p text:style-name="Standard"><text:span text:style-name="T43"><text:s text:c="10"/>b. {A qui <text:s text:c="12"/>/ *Qui} <text:s text:c="6"/>no (li) <text:s text:c="7"/>agrada el record d’aquell fracàs és {a <text:s/>/ *Ø} la <text:s text:c="2"/>Maria.</text:span></text:p>
      <text:p text:style-name="Standard"><text:span text:style-name="T43"><text:s text:c="15"/>to whom.</text:span><text:span text:style-name="T31">dat</text:span><text:span text:style-name="T43"> / who.</text:span><text:span text:style-name="T31">acc</text:span><text:span text:style-name="T43"> <text:s text:c="6"/>(</text:span><text:span text:style-name="T31">cl.dat</text:span><text:span text:style-name="T43">) <text:s text:c="49"/>is <text:s text:c="2"/>to <text:s/>/ <text:s text:c="2"/>Ø </text:span><text:span text:style-name="T31">art</text:span><text:span text:style-name="T43"> Maria.</text:span><text:span text:style-name="T31">dat</text:span></text:p>
      <text:p text:style-name="Standard"><text:span text:style-name="T19"><text:s text:c="8"/>c. {A <text:s/>qui <text:s text:c="11"/>/ *Qui} <text:s text:c="7"/>no (li) <text:s text:c="9"/>agrada el record d’aquell fracàs?</text:span></text:p>
      <text:p text:style-name="Standard"><text:span text:style-name="T19"><text:s text:c="13"/>to whom.</text:span><text:span text:style-name="T28">dat</text:span><text:span text:style-name="T19"> / <text:s/>who.</text:span><text:span text:style-name="T28">acc</text:span><text:span text:style-name="T19"> <text:s text:c="6"/>(</text:span><text:span text:style-name="T28">cl.dat</text:span><text:span text:style-name="T19">)</text:span></text:p>
      <text:p text:style-name="Standard"><text:span text:style-name="T43"><text:s text:c="10"/>d. Ø Voldria saber {a <text:s/>qui <text:s text:c="13"/>/ *qui} <text:s text:c="7"/>no (li) <text:s text:c="9"/>agrada el record d’aquell fracàs.</text:span></text:p>
      <text:p text:style-name="Standard"><text:span text:style-name="T43"><text:s text:c="42"/>to whom.</text:span><text:span text:style-name="T31">dat</text:span><text:span text:style-name="T43"> / <text:s text:c="2"/>who.</text:span><text:span text:style-name="T31">acc</text:span><text:span text:style-name="T43"> <text:s text:c="5"/>(</text:span><text:span text:style-name="T31">cl.dat</text:span><text:span text:style-name="T43">)</text:span></text:p>
      <text:p text:style-name="Standard"><text:span text:style-name="T19"><text:s text:c="8"/>e. {A / *Ø} la <text:s text:c="3"/>Maria</text:span><text:span text:style-name="T48">(*</text:span><text:span text:style-name="T19">,</text:span><text:span text:style-name="T48">)</text:span><text:span text:style-name="T19"> <text:s text:c="3"/>no li <text:s text:c="8"/>agrada el record d’aquell fracàs.</text:span></text:p>
      <text:p text:style-name="Standard"><text:span text:style-name="T19"><text:s text:c="14"/>to / <text:s text:c="2"/>Ø <text:s/></text:span><text:span text:style-name="T28">art</text:span><text:span text:style-name="T19"> Maria.</text:span><text:span text:style-name="T28">dat</text:span><text:span text:style-name="T19"> <text:s text:c="4"/></text:span><text:span text:style-name="T28">cl.dat</text:span></text:p>
      <text:p text:style-name="Standard"><text:soft-page-break/><text:span text:style-name="T19">(16)</text:span><text:span text:style-name="T53"> <text:s/>a. </text:span><text:bookmark-start text:name="_Ref503176049"/><text:span text:style-name="T53">Ø <text:s text:c="7"/>És una persona {a <text:s/>qui <text:s text:c="12"/>(l’) <text:s text:c="9"/>/ que} <text:s text:c="7"/>Ø</text:span><text:bookmark-end text:name="_Ref503176049"/><text:span text:style-name="T53"> <text:s text:c="18"/>han atabalat <text:s text:c="21"/>contínuament amb insídies.</text:span></text:p>
      <text:p text:style-name="Standard"><text:span text:style-name="T53"><text:s text:c="16"/>He/She is <text:s/>a <text:s text:c="3"/>person <text:s text:c="2"/>to whom.</text:span><text:span text:style-name="T35">dat</text:span><text:span text:style-name="T53"> (</text:span><text:span text:style-name="T35">cl.acc</text:span><text:span text:style-name="T53">) / who.</text:span><text:span text:style-name="T35">acc</text:span><text:span text:style-name="T53"> somebody.</text:span><text:span text:style-name="T35">pl</text:span><text:span text:style-name="T53"> overwhelmed.</text:span><text:span text:style-name="T35">aux</text:span><text:span text:style-name="T53">+</text:span><text:span text:style-name="T35">part</text:span><text:span text:style-name="T53"> continuously with malicious acts</text:span></text:p>
      <text:p text:style-name="Standard"><text:span text:style-name="T46"><text:s text:c="11"/>b. {A <text:s/>qui <text:s text:c="12"/>(l’) <text:s text:c="9"/>/ Qui} <text:s text:c="6"/>Ø han atabalat contínuament amb insídies és {a <text:s text:c="13"/>/ Ø} la <text:s text:c="3"/>Maria.</text:span></text:p>
      <text:p text:style-name="Standard"><text:span text:style-name="T46"><text:s text:c="17"/>to whom.</text:span><text:span text:style-name="T33">dat</text:span><text:span text:style-name="T46"> (</text:span><text:span text:style-name="T33">cl.acc</text:span><text:span text:style-name="T46">) / who.</text:span><text:span text:style-name="T33">acc</text:span><text:span text:style-name="T46"> <text:s text:c="68"/>is <text:s text:c="2"/>to.</text:span><text:span text:style-name="T33">dom</text:span><text:span text:style-name="Footnote_20_Symbol"><text:span text:style-name="T33"><text:note text:id="ftn10" text:note-class="footnote"><text:note-citation>10</text:note-citation><text:note-body><text:p text:style-name="P25"><text:span text:style-name="Footnote_20_Symbol"><text:span text:style-name="T2"/></text:span><text:span text:style-name="T2"> Differential object marking or DOM</text:span> <text:span text:style-name="T11">(see Manzani, this volume)</text:span><text:span text:style-name="T2">.</text:span></text:p></text:note-body></text:note></text:span></text:span><text:span text:style-name="T33"> </text:span><text:span text:style-name="T46">/ Ø <text:s/></text:span><text:span text:style-name="T33">art</text:span><text:span text:style-name="T46"> Maria.</text:span><text:span text:style-name="T33">acc</text:span></text:p>
      <text:p text:style-name="Standard"><text:span text:style-name="T19"><text:s text:c="8"/>c. {A <text:s/>qui <text:s text:c="12"/>(l’) <text:s text:c="9"/>/ Qui} <text:s text:c="6"/>Ø han atabalat amb aquestes insídies?</text:span></text:p>
      <text:p text:style-name="Standard"><text:span text:style-name="T19"><text:s text:c="13"/>to whom.</text:span><text:span text:style-name="T28">dat</text:span><text:span text:style-name="T19"> (</text:span><text:span text:style-name="T28">cl.acc</text:span><text:span text:style-name="T19">) / who.</text:span><text:span text:style-name="T28">acc</text:span><text:span text:style-name="T19"> <text:s text:c="32"/>these</text:span></text:p>
      <text:p text:style-name="Standard"><text:span text:style-name="T55"><text:s text:c="10"/>d. Ø Voldria saber {a <text:s/>qui <text:s text:c="13"/>(l’) <text:s text:c="9"/>/ qui} <text:s text:c="7"/>Ø han atabalat amb aquestes insídies.</text:span></text:p>
      <text:p text:style-name="Standard"><text:span text:style-name="T55"><text:s text:c="42"/>to whom.</text:span><text:span text:style-name="T36">dat</text:span><text:span text:style-name="T55"> (</text:span><text:span text:style-name="T36">cl.acc</text:span><text:span text:style-name="T55">) / who.</text:span><text:span text:style-name="T36">acc</text:span><text:span text:style-name="T43"> <text:s text:c="27"/></text:span></text:p>
      <text:p text:style-name="Standard"><text:span text:style-name="T45"><text:s text:c="10"/>e. {A <text:s text:c="8"/>/ Ø} la <text:s text:c="2"/>Maria</text:span><text:span text:style-name="T50">(</text:span><text:span text:style-name="T45">,</text:span><text:span text:style-name="T50">)</text:span><text:span text:style-name="T45"> <text:s text:c="5"/>Ø l’ <text:s text:c="8"/>han atabalat contínuament amb insídies.</text:span></text:p>
      <text:p text:style-name="Standard"><text:span text:style-name="T45"><text:s text:c="15"/>to.</text:span><text:span text:style-name="T32">dom</text:span><text:span text:style-name="T45"> / Ø <text:s/></text:span><text:span text:style-name="T32">art</text:span><text:span text:style-name="T45"> Maria.</text:span><text:span text:style-name="T32">acc</text:span><text:span text:style-name="T45"> <text:s text:c="4"/></text:span><text:span text:style-name="T32">cl.acc</text:span></text:p>
      <text:p text:style-name="Standard"><text:span text:style-name="T22">(17)</text:span><text:span text:style-name="T47"> </text:span><text:span text:style-name="T54">a. </text:span><text:bookmark-start text:name="_Ref503176051"/><text:span text:style-name="T54">Ø <text:s text:c="8"/></text:span><text:span text:style-name="T53">És una persona {a <text:s/>qui <text:s text:c="13"/>(l’) <text:s text:c="10"/>/ que} <text:s text:c="7"/>Ø</text:span><text:bookmark-end text:name="_Ref503176051"/><text:span text:style-name="T53"> <text:s text:c="19"/>han {mullat <text:s text:c="7"/>/ vist} <text:s text:c="20"/>amb una mànega.</text:span></text:p>
      <text:p text:style-name="Standard"><text:span text:style-name="T53"><text:s text:c="16"/>He/She is <text:s/>a <text:s text:c="4"/>person <text:s text:c="3"/>to whom.</text:span><text:span text:style-name="T35">dat</text:span><text:span text:style-name="T53"> (</text:span><text:span text:style-name="T35">cl.acc</text:span><text:span text:style-name="T53">) / who.</text:span><text:span text:style-name="T35">acc</text:span><text:span text:style-name="T53"> somebody.</text:span><text:span text:style-name="T35">pl </text:span><text:span text:style-name="T53">{wet.</text:span><text:span text:style-name="T35">aux</text:span><text:span text:style-name="T53">+</text:span><text:span text:style-name="T35">part</text:span><text:span text:style-name="T53"> / saw.</text:span><text:span text:style-name="T35">aux</text:span><text:span text:style-name="T53">+</text:span><text:span text:style-name="T35">part</text:span><text:span text:style-name="T53"> } with <text:s/>a <text:s text:c="3"/>hose</text:span></text:p>
      <text:p text:style-name="Standard"><text:span text:style-name="T51"><text:s text:c="10"/>b. {A qui <text:s text:c="12"/>(l’) <text:s text:c="9"/>/ Qui} <text:s text:c="6"/>Ø han {mullat / vist} amb una mànega és {a <text:s text:c="9"/>/ Ø} la <text:s text:c="2"/>Maria.</text:span></text:p>
      <text:p text:style-name="Standard"><text:span text:style-name="T51"><text:s text:c="15"/>to whom.</text:span><text:span text:style-name="T34">dat</text:span><text:span text:style-name="T51"> (</text:span><text:span text:style-name="T34">cl.acc</text:span><text:span text:style-name="T51">) / who.</text:span><text:span text:style-name="T34">acc</text:span><text:span text:style-name="T51"> <text:s text:c="63"/>is <text:s/>to.</text:span><text:span text:style-name="T34">dom</text:span><text:span text:style-name="T51"> / Ø </text:span><text:span text:style-name="T34">art</text:span><text:span text:style-name="T51"> Maria.</text:span><text:span text:style-name="T34">acc</text:span></text:p>
      <text:p text:style-name="Standard"><text:span text:style-name="T19"><text:s text:c="8"/>c. {A <text:s/>qui <text:s text:c="12"/>(l’) <text:s text:c="9"/>/ Qui} <text:s text:c="6"/>Ø han {mullat / vist} amb una mànega?</text:span></text:p>
      <text:p text:style-name="Standard"><text:span text:style-name="T19"><text:s text:c="14"/>to whom.</text:span><text:span text:style-name="T28">dat</text:span><text:span text:style-name="T19"> (</text:span><text:span text:style-name="T28">cl.acc</text:span><text:span text:style-name="T19">) / who.</text:span><text:span text:style-name="T28">acc</text:span></text:p>
      <text:p text:style-name="Standard"><text:span text:style-name="T43"><text:s text:c="10"/>d. Ø Voldria saber {a <text:s/>qui <text:s text:c="13"/>(l’) <text:s text:c="9"/>/ qui} <text:s text:c="7"/>Ø han {mullat / vist} amb una mànega.</text:span></text:p>
      <text:p text:style-name="Standard"><text:span text:style-name="T43"><text:s text:c="42"/>to whom.</text:span><text:span text:style-name="T31">dat</text:span><text:span text:style-name="T43"> (</text:span><text:span text:style-name="T31">cl.acc</text:span><text:span text:style-name="T43">) / who.</text:span><text:span text:style-name="T31">acc</text:span></text:p>
      <text:p text:style-name="Standard"><text:span text:style-name="T19"><text:s text:c="8"/>e. {A <text:s text:c="8"/>/ Ø} la <text:s text:c="3"/>Maria</text:span><text:span text:style-name="T48">(</text:span><text:span text:style-name="T19">,</text:span><text:span text:style-name="T48">)</text:span><text:span text:style-name="T19"> <text:s text:c="4"/>Ø l’ <text:s text:c="8"/>han {mullat / vist} amb una mànega.</text:span></text:p>
      <text:p text:style-name="Standard"><text:span text:style-name="T19"><text:s text:c="13"/>to.</text:span><text:span text:style-name="T28">dom</text:span><text:span text:style-name="T19"> / Ø <text:s text:c="2"/></text:span><text:span text:style-name="T28">art</text:span><text:span text:style-name="T19"> Maria.</text:span><text:span text:style-name="T28">acc</text:span><text:span text:style-name="T19"> <text:s text:c="2"/></text:span><text:span text:style-name="T28">cl.acc</text:span></text:p>
      <text:p text:style-name="P6"><text:span text:style-name="T2">Bearing in mind that stative sentences of AcExp verbs are constructed with a real dative, regardless of the morphology of the experiencer clitic, I use the abbreviation Dat(&gt;|&lt;Ac)Exp to differentiate these constructions from both AcExp causatives and DatExp statives. The abbreviation can be used in cases of hesitation between the accusative and the dative form and, at the same time, to differentiate Dat(&gt;Ac)Exp when the morphology is dative and Dat(&lt;Ac)Exp when the morphology is accusative.</text:span></text:p>
      <text:p text:style-name="P4"><text:soft-page-break/></text:p>
      <text:list xml:id="list133757887297911" text:continue-numbering="true" text:style-name="WWNum22">
        <text:list-item>
          <text:p text:style-name="P15"><text:span text:style-name="T2">Argument structure of stative sentences with AcExp verbs</text:span></text:p>
        </text:list-item>
      </text:list>
      <text:p text:style-name="P6"><text:span text:style-name="T2">According to Rosselló (2008: §S 13.3.6.2</text:span><text:span text:style-name="T5">a-b </text:span><text:span text:style-name="T2">and §S 13.3.7.2</text:span><text:span text:style-name="T5">b</text:span><text:span text:style-name="T2">) and GIEC (§21.2.2</text:span><text:span text:style-name="T5">b</text:span><text:span text:style-name="T2"> and §21.5</text:span><text:span text:style-name="T5">a</text:span><text:span text:style-name="T2">), one characteristic of Catalan psychological verbs with an experiencer object (AcExp and DatExp) is that they can elide their object in the absolute use of the verb. Sentences with the absolute use of these predicates can express the property of a stimulus to affect a hypothetical experiencer, a stative construction with both DatExp verbs (18</text:span><text:span text:style-name="T5">a</text:span><text:span text:style-name="T2">) and AcExp verbs (18</text:span><text:span text:style-name="T5">b</text:span><text:span text:style-name="T2">), which in this case does not express an action.</text:span><text:span text:style-name="Footnote_20_Symbol"><text:span text:style-name="T2"><text:note text:id="ftn11" text:note-class="footnote"><text:note-citation>11</text:note-citation><text:note-body><text:p text:style-name="P26"><text:span text:style-name="Footnote_20_Symbol"><text:span text:style-name="T2"/></text:span><text:span text:style-name="T2"> The GIEC (§21.2.2</text:span><text:span text:style-name="T5">c</text:span><text:span text:style-name="T2">) points out that in absolute use those verbs that have an instrumental value (</text:span><text:span text:style-name="T5">tallar</text:span><text:span text:style-name="T2"> ‘cut’, </text:span><text:span text:style-name="T5">obrir</text:span><text:span text:style-name="T2"> ‘open’, </text:span><text:span text:style-name="T5">tancar</text:span><text:span text:style-name="T2"> ‘close’, </text:span><text:span text:style-name="T5">tapar</text:span><text:span text:style-name="T2"> ‘cover’, etc.), which like AcExp verbs are generally causative of change of state, express a property of the subject rather than a particular action.</text:span></text:p></text:note-body></text:note></text:span></text:span></text:p>
      <text:p text:style-name="Standard"><text:bookmark-start text:name="_Ref503180411"/><text:span text:style-name="T19">(18) a.</text:span><text:bookmark-end text:name="_Ref503180411"/><text:span text:style-name="T19"> </text:span><text:bookmark-start text:name="_Ref505597170"/><text:span text:style-name="T19">La <text:s/>xocolata <text:s/>agrada (‘és agradable’); La <text:s/>família importa (‘és important’).</text:span><text:bookmark-end text:name="_Ref505597170"/><text:span text:style-name="T19"> </text:span></text:p>
      <text:p text:style-name="Standard"><text:span text:style-name="T19"><text:s text:c="11"/>the chocolate likes <text:s text:c="6"/>is <text:s/>pleasant <text:s text:c="6"/>the family <text:s/>matters <text:s text:c="4"/>is important</text:span></text:p>
      <text:p text:style-name="Standard"><text:span text:style-name="T45"><text:s text:c="9"/>b. Els nens molesten (‘són molestos’); El <text:s text:c="3"/>teu <text:s text:c="2"/>caràcter <text:s text:c="2"/>atabala <text:s text:c="6"/>(‘és atabalador’).</text:span></text:p>
      <text:p text:style-name="Standard"><text:span text:style-name="T45"><text:s text:c="13"/>the kids annoy <text:s text:c="8"/>are annoying <text:s text:c="4"/></text:span><text:span text:style-name="T32">art</text:span><text:span text:style-name="T45"> your character overwhelms is overwhelming</text:span></text:p>
      <text:p text:style-name="P6"><text:span text:style-name="T2">Following Cuervo’s proposal (2003: §1.3.3.2 (25)) for verbs that she calls </text:span><text:span text:style-name="T5">predicational statives</text:span><text:span text:style-name="T2">, all the sentences in (18) have an underlying stative unaccusative structure. For sentences with an experiencer, we need a functional head that introduces a dative with experiencer semantics and the characteristics of a subject in a hierarchically superior position and which relates it to the whole event that indicates a property of the stimulus: a high applicative head (external argument), with the dative in the position of specifier (cf. Pylkkänen 2008; Cuervo 2003, 2010; </text:span><text:span text:style-name="T11">see also Cuervo, this volume</text:span><text:span text:style-name="T2">) (19).</text:span><text:span text:style-name="Footnote_20_Symbol"><text:span text:style-name="T2"><text:note text:id="ftn12" text:note-class="footnote"><text:note-citation>12</text:note-citation><text:note-body><text:p text:style-name="P27"><text:span text:style-name="Footnote_20_Symbol"><text:span text:style-name="T2"/></text:span><text:span text:style-name="T2"> Other authors explain the variability between the stative and the causative reading of these verbs without a high applicative head that introduces the experiencer in the stative construction (see Viñas-de-Puig 2014, 2017, and references therein). For example, Viñas-de-Puig proposes that in both readings the experiencer is licensed for a S</text:span><text:span text:style-name="T5">v</text:span><text:span text:style-name="T37">exp</text:span><text:span text:style-name="T2"> head above the root, in a basic stative structure, which will take a causative reading by adding a S</text:span><text:span text:style-name="T5">v</text:span><text:span text:style-name="T37">caus</text:span><text:span text:style-name="T2"> above the S</text:span><text:span text:style-name="T5">v</text:span><text:span text:style-name="T37">exp</text:span><text:span text:style-name="T2">.</text:span></text:p></text:note-body></text:note></text:span></text:span></text:p>
      <text:p text:style-name="Standard"><text:bookmark-start text:name="_Ref503181436"/><text:bookmark-start text:name="_Ref400363375"/><text:span text:style-name="T19">(19) a. DatExp <text:s text:c="47"/>b. Dat(&gt;|&lt;Ac)Exp</text:span><text:bookmark-end text:name="_Ref503181436"/></text:p>
      <text:p text:style-name="Standard"><text:span text:style-name="T19"><text:s text:c="11"/>A la Maria li agrada la xocolata.</text:span><text:bookmark-end text:name="_Ref400363375"/><text:span text:style-name="T19"><text:tab/> <text:s text:c="10"/>A la Maria li/la molesten els nens.</text:span></text:p>
      <text:p text:style-name="Standard"><text:span text:style-name="T20"><text:s text:c="2"/>(lit.) ‘to Maria chocolate is pleasant’ <text:s text:c="5"/>(lit.) ‘to Maria kids are annoying’</text:span></text:p>
      <text:p text:style-name="P7"><draw:line text:anchor-type="paragraph" draw:z-index="8" draw:name="Connector recte 33" draw:style-name="gr1" draw:text-style-name="P30" svg:x1="2.8433in" svg:y1="0.1874in" svg:x2="2.4272in" svg:y2="0.3559in"><text:p/></draw:line><draw:line text:anchor-type="paragraph" draw:z-index="9" draw:name="Connector recte 36" draw:style-name="gr2" draw:text-style-name="P30" svg:x1="3.2417in" svg:y1="0.3504in" svg:x2="2.8417in" svg:y2="0.1819in"><text:p/></draw:line><draw:line text:anchor-type="paragraph" draw:z-index="1" draw:name="Connector recte 34" draw:style-name="gr2" draw:text-style-name="P30" svg:x1="1.0035in" svg:y1="0.3591in" svg:x2="0.6035in" svg:y2="0.1906in"><text:p/></draw:line><draw:line text:anchor-type="paragraph" draw:z-index="0" draw:name="Connector recte 35" draw:style-name="gr1" draw:text-style-name="P30" svg:x1="0.5969in" svg:y1="0.1902in" svg:x2="0.1807in" svg:y2="0.3587in"><text:p/></draw:line><text:span text:style-name="T19">ApplP<text:tab/><text:tab/><text:tab/><text:tab/><text:tab/>ApplP</text:span></text:p>
      <text:p text:style-name="P10"/>
      <text:p text:style-name="P9"><text:span text:style-name="T19"><text:s text:c="3"/>DP<text:tab/><text:tab/><text:tab/><text:tab/><text:tab/> <text:s text:c="2"/>DP</text:span></text:p>
      <text:p text:style-name="Standard"><draw:custom-shape text:anchor-type="paragraph" draw:z-index="17" draw:name="Forma lliure 3" draw:style-name="gr4" draw:text-style-name="P30" svg:width="0.2169in" svg:height="0.265in" svg:x="2.4264in" svg:y="0.222in"><text:p/><draw:enhanced-geometry draw:mirror-horizontal="true" draw:mirror-vertical="true" drawooo:sub-view-size="21600 21600 21600 21600" draw:text-areas="?f9 ?f10 ?f11 ?f12" svg:viewBox="0 0 0 0" draw:type="ooxml-non-primitive" draw:enhanced-path="M -1 0 C 11929 0 21600 9670 21600 21600 21600 21920 21592 22241 21578 22561 F N M -1 0 C 11929 0 21600 9670 21600 21600 21600 21920 21592 22241 21578 22561 L 0 21600 -1 0 Z S N"><draw:equation draw:name="f0" draw:formula="0*logwidth/21600"/><draw:equation draw:name="f1" draw:formula="0*logheight/21600"/><draw:equation draw:name="f2" draw:formula="2147483646*logwidth/21600"/><draw:equation draw:name="f3" draw:formula="2147483646*logheight/21600"/><draw:equation draw:name="f4" draw:formula="0*logwidth/21600"/><draw:equation draw:name="f5" draw:formula="2147483646*logheight/21600"/><draw:equation draw:name="f6" draw:formula="0*60000/65536"/><draw:equation draw:name="f7" draw:formula="0*60000/65536"/><draw:equation draw:name="f8" draw:formula="0*60000/65536"/><draw:equation draw:name="f9" draw:formula="3163*logwidth/21600"/><draw:equation draw:name="f10" draw:formula="3163*logheight/21600"/><draw:equation draw:name="f11" draw:formula="18437*logwidth/21600"/><draw:equation draw:name="f12" draw:formula="18437*logheight/21600"/></draw:enhanced-geometry></draw:custom-shape><draw:custom-shape text:anchor-type="paragraph" draw:z-index="16" draw:name="Forma lliure 2" draw:style-name="gr3" draw:text-style-name="P30" svg:width="0.2571in" svg:height="0.265in" svg:x="0.202in" svg:y="0.2228in"><text:p/><draw:enhanced-geometry draw:mirror-horizontal="true" draw:mirror-vertical="true" drawooo:sub-view-size="21600 21600 21600 21600" draw:text-areas="?f9 ?f10 ?f11 ?f12" svg:viewBox="0 0 0 0" draw:type="ooxml-non-primitive" draw:enhanced-path="M -1 0 C 11929 0 21600 9670 21600 21600 21600 21920 21592 22241 21578 22561 F N M -1 0 C 11929 0 21600 9670 21600 21600 21600 21920 21592 22241 21578 22561 L 0 21600 -1 0 Z S N"><draw:equation draw:name="f0" draw:formula="0*logwidth/21600"/><draw:equation draw:name="f1" draw:formula="0*logheight/21600"/><draw:equation draw:name="f2" draw:formula="2147483646*logwidth/21600"/><draw:equation draw:name="f3" draw:formula="2147483646*logheight/21600"/><draw:equation draw:name="f4" draw:formula="0*logwidth/21600"/><draw:equation draw:name="f5" draw:formula="2147483646*logheight/21600"/><draw:equation draw:name="f6" draw:formula="0*60000/65536"/><draw:equation draw:name="f7" draw:formula="0*60000/65536"/><draw:equation draw:name="f8" draw:formula="0*60000/65536"/><draw:equation draw:name="f9" draw:formula="3163*logwidth/21600"/><draw:equation draw:name="f10" draw:formula="3163*logheight/21600"/><draw:equation draw:name="f11" draw:formula="18437*logwidth/21600"/><draw:equation draw:name="f12" draw:formula="18437*logheight/21600"/></draw:enhanced-geometry></draw:custom-shape><draw:line text:anchor-type="paragraph" draw:z-index="4" draw:name="Connector recte 23" draw:style-name="gr1" draw:text-style-name="P30" svg:x1="1.4264in" svg:y1="0.4783in" svg:x2="1.0102in" svg:y2="0.6469in"><text:p/></draw:line><draw:line text:anchor-type="paragraph" draw:z-index="2" draw:name="Connector recte 29" draw:style-name="gr1" draw:text-style-name="P30" svg:x1="1.0028in" svg:y1="0.0543in" svg:x2="0.5866in" svg:y2="0.2228in"><text:p/></draw:line><draw:line text:anchor-type="paragraph" draw:z-index="3" draw:name="Connector recte 31" draw:style-name="gr2" draw:text-style-name="P30" svg:x1="1.4098in" svg:y1="0.2228in" svg:x2="1.0098in" svg:y2="0.0543in"><text:p/></draw:line><draw:line text:anchor-type="paragraph" draw:z-index="10" draw:name="Connector recte 30" draw:style-name="gr1" draw:text-style-name="P30" svg:x1="3.2496in" svg:y1="0.0508in" svg:x2="2.8335in" svg:y2="0.2193in"><text:p/></draw:line><draw:line text:anchor-type="paragraph" draw:z-index="13" draw:name="Connector recte 25" draw:style-name="gr2" draw:text-style-name="P30" svg:x1="4.0728in" svg:y1="0.6528in" svg:x2="3.6728in" svg:y2="0.4843in"><text:p/></draw:line><draw:line text:anchor-type="paragraph" draw:z-index="12" draw:name="Connector recte 26" draw:style-name="gr1" draw:text-style-name="P30" svg:x1="3.6732in" svg:y1="0.4843in" svg:x2="3.2571in" svg:y2="0.6528in"><text:p/></draw:line><draw:line text:anchor-type="paragraph" draw:z-index="11" draw:name="Connector recte 32" draw:style-name="gr2" draw:text-style-name="P30" svg:x1="3.6563in" svg:y1="0.2193in" svg:x2="3.2563in" svg:y2="0.0508in"><text:p/></draw:line><text:span text:style-name="T23">a la Maria<text:tab/><text:tab/><text:tab/><text:tab/>a la Maria</text:span></text:p>
      <text:p text:style-name="P8"><text:span text:style-name="T19">Appl<text:tab/><text:tab/> </text:span><text:span text:style-name="T23">v</text:span><text:span text:style-name="T19">P<text:tab/><text:tab/><text:tab/>Appl<text:tab/><text:tab/> </text:span><text:span text:style-name="T23">v</text:span><text:span text:style-name="T19">P</text:span></text:p>
      <text:p text:style-name="Standard"><draw:line text:anchor-type="paragraph" draw:z-index="5" draw:name="Connector recte 24" draw:style-name="gr2" draw:text-style-name="P30" svg:x1="1.8248in" svg:y1="0.2165in" svg:x2="1.4248in" svg:y2="0.048in"><text:p/></draw:line><text:span text:style-name="T23"><text:tab/> <text:s text:c="2"/></text:span><text:span text:style-name="T24">li</text:span><text:span text:style-name="T23"><text:tab/><text:tab/><text:tab/><text:tab/><text:tab/></text:span><text:span text:style-name="T24">li</text:span><text:span text:style-name="T23"> / </text:span><text:span text:style-name="T24">la</text:span></text:p>
      <text:p text:style-name="P9"><text:span text:style-name="T19"><text:tab/><text:tab/> DP<text:tab/><text:tab/><text:tab/><text:tab/><text:tab/> DP</text:span></text:p>
      <text:p text:style-name="P7"><draw:line text:anchor-type="paragraph" draw:z-index="6" draw:name="Connector recte 19" draw:style-name="gr1" draw:text-style-name="P30" svg:x1="1.8461in" svg:y1="0.0563in" svg:x2="1.4299in" svg:y2="0.2248in"><text:p/></draw:line><draw:line text:anchor-type="paragraph" draw:z-index="14" draw:name="Connector recte 21" draw:style-name="gr1" draw:text-style-name="P30" svg:x1="4.0854in" svg:y1="0.0626in" svg:x2="3.6693in" svg:y2="0.2311in"><text:p/></draw:line><draw:line text:anchor-type="paragraph" draw:z-index="15" draw:name="Connector recte 22" draw:style-name="gr2" draw:text-style-name="P30" svg:x1="4.4854in" svg:y1="0.2311in" svg:x2="4.0854in" svg:y2="0.0626in"><text:p/></draw:line><draw:line text:anchor-type="paragraph" draw:z-index="7" draw:name="Connector recte 20" draw:style-name="gr2" draw:text-style-name="P30" svg:x1="2.2457in" svg:y1="0.2264in" svg:x2="1.8457in" svg:y2="0.0579in"><text:p/></draw:line><text:span text:style-name="T23"><text:s text:c="6"/>la xocolata<text:tab/><text:tab/><text:tab/><text:tab/> <text:s text:c="9"/>els nens</text:span></text:p>
      <text:p text:style-name="P9"><text:span text:style-name="T19"><text:tab/><text:tab/><text:tab/></text:span><text:span text:style-name="T23">v</text:span><text:span text:style-name="T38">be</text:span><text:span text:style-name="T19"><text:tab/> <text:s text:c="8"/>Root<text:tab/><text:tab/><text:tab/> </text:span><text:span text:style-name="T23">v</text:span><text:span text:style-name="T38">be</text:span><text:span text:style-name="T19"><text:tab/> <text:s text:c="8"/>Root</text:span></text:p>
      <text:p text:style-name="P11"><text:span text:style-name="T19"><text:s text:c="6"/>√</text:span><text:span text:style-name="T23">agrad-<text:tab/></text:span><text:span text:style-name="T19"><text:tab/><text:tab/><text:tab/> <text:s text:c="5"/>√</text:span><text:span text:style-name="T23">molest-</text:span></text:p>
      <text:p text:style-name="P6"><text:soft-page-break/><text:span text:style-name="T2">The unaccusative structure of (19</text:span><text:span text:style-name="T5">a</text:span><text:span text:style-name="T2">) for DatExp verbs matches Belletti &amp; Rizzi’s characterisation of type-III predicates. The construction of (19</text:span><text:span text:style-name="T5">b</text:span><text:span text:style-name="T2">), however, requires some additional clarifications. Apparently, we should reject an unaccusative structure with an accusative experiencer – and in Catalan we do not expect an accusative to be an external argument – but if we bear in mind that it is a superficial accusative and that it is really a dative (cf. §3 i §4), this objection disappears. We also need to be explain how some verbs can optionally use the accusative and dative forms (5)-(7), and other verbs the accusative form in OVS stative sentences, whether they are AcExp (4</text:span><text:span text:style-name="T5">a</text:span><text:span text:style-name="T2">) or causative predicates with a metaphorical psychological meaning (4</text:span><text:span text:style-name="T5">b</text:span><text:span text:style-name="T2">).</text:span></text:p>
      <text:p text:style-name="P6"><text:span text:style-name="T2">In these sentences, the experiencer is a non-topicalized element with subject properties and a real dative, regardless of the form it takes. The syntactic mechanism that can explain sentences in which the experiencer has an apparent accusative morphology (20</text:span><text:span text:style-name="T5">b</text:span><text:span text:style-name="T2">) is differential indirect object marking or DIOM (cf. Bilous 2011; Pineda 2016; Pineda in press; Pineda &amp; Royo 2017), which is not necessary when the clitic takes a dative morphology (20</text:span><text:span text:style-name="T5">a</text:span><text:span text:style-name="T2">).</text:span></text:p>
      <text:p text:style-name="Standard"><text:span text:style-name="T19">(20) a. Dat(&gt;)Exp <text:s text:c="36"/>b. Dat(&lt;Ac)Exp</text:span></text:p>
      <text:p text:style-name="Standard"><text:span text:style-name="T19"><text:s text:c="11"/>A la Maria </text:span><text:span text:style-name="T25">li</text:span><text:span text:style-name="T19"> molesten els nens.<text:tab/> <text:s text:c="4"/>A la Maria l’atabala el teu caràcter.</text:span></text:p>
      <text:p text:style-name="Standard"><text:span text:style-name="T20"><text:s text:c="2"/>(lit.) ‘to Maria kids are annoying’ <text:s text:c="3"/>(lit.) ‘to Maria your character is overwhelming’</text:span></text:p>
      <text:p text:style-name="P7"><draw:line text:anchor-type="paragraph" draw:z-index="26" draw:name="Connector recte 5" draw:style-name="gr1" draw:text-style-name="P30" svg:x1="2.8433in" svg:y1="0.1874in" svg:x2="2.4272in" svg:y2="0.3559in"><text:p/></draw:line><draw:line text:anchor-type="paragraph" draw:z-index="27" draw:name="Connector recte 6" draw:style-name="gr2" draw:text-style-name="P30" svg:x1="3.2417in" svg:y1="0.3504in" svg:x2="2.8417in" svg:y2="0.1819in"><text:p/></draw:line><draw:line text:anchor-type="paragraph" draw:z-index="19" draw:name="Connector recte 7" draw:style-name="gr2" draw:text-style-name="P30" svg:x1="1.0035in" svg:y1="0.3591in" svg:x2="0.6035in" svg:y2="0.1906in"><text:p/></draw:line><draw:line text:anchor-type="paragraph" draw:z-index="18" draw:name="Connector recte 8" draw:style-name="gr1" draw:text-style-name="P30" svg:x1="0.5969in" svg:y1="0.1902in" svg:x2="0.1807in" svg:y2="0.3587in"><text:p/></draw:line><text:span text:style-name="T19">ApplP<text:tab/><text:tab/><text:tab/><text:tab/><text:tab/>ApplP</text:span></text:p>
      <text:p text:style-name="P10"/>
      <text:p text:style-name="P9"><text:span text:style-name="T19"><text:s text:c="3"/>DP<text:tab/><text:tab/><text:tab/><text:tab/><text:tab/> <text:s text:c="2"/>DP</text:span></text:p>
      <text:p text:style-name="Standard"><draw:custom-shape text:anchor-type="paragraph" draw:z-index="35" draw:name="Forma lliure 9" draw:style-name="gr4" draw:text-style-name="P30" svg:width="0.2169in" svg:height="0.265in" svg:x="2.4264in" svg:y="0.222in"><text:p/><draw:enhanced-geometry draw:mirror-horizontal="true" draw:mirror-vertical="true" drawooo:sub-view-size="21600 21600 21600 21600" draw:text-areas="?f9 ?f10 ?f11 ?f12" svg:viewBox="0 0 0 0" draw:type="ooxml-non-primitive" draw:enhanced-path="M -1 0 C 11929 0 21600 9670 21600 21600 21600 21920 21592 22241 21578 22561 F N M -1 0 C 11929 0 21600 9670 21600 21600 21600 21920 21592 22241 21578 22561 L 0 21600 -1 0 Z S N"><draw:equation draw:name="f0" draw:formula="0*logwidth/21600"/><draw:equation draw:name="f1" draw:formula="0*logheight/21600"/><draw:equation draw:name="f2" draw:formula="2147483646*logwidth/21600"/><draw:equation draw:name="f3" draw:formula="2147483646*logheight/21600"/><draw:equation draw:name="f4" draw:formula="0*logwidth/21600"/><draw:equation draw:name="f5" draw:formula="2147483646*logheight/21600"/><draw:equation draw:name="f6" draw:formula="0*60000/65536"/><draw:equation draw:name="f7" draw:formula="0*60000/65536"/><draw:equation draw:name="f8" draw:formula="0*60000/65536"/><draw:equation draw:name="f9" draw:formula="3163*logwidth/21600"/><draw:equation draw:name="f10" draw:formula="3163*logheight/21600"/><draw:equation draw:name="f11" draw:formula="18437*logwidth/21600"/><draw:equation draw:name="f12" draw:formula="18437*logheight/21600"/></draw:enhanced-geometry></draw:custom-shape><draw:custom-shape text:anchor-type="paragraph" draw:z-index="34" draw:name="Forma lliure 10" draw:style-name="gr3" draw:text-style-name="P30" svg:width="0.2571in" svg:height="0.265in" svg:x="0.202in" svg:y="0.2228in"><text:p/><draw:enhanced-geometry draw:mirror-horizontal="true" draw:mirror-vertical="true" drawooo:sub-view-size="21600 21600 21600 21600" draw:text-areas="?f9 ?f10 ?f11 ?f12" svg:viewBox="0 0 0 0" draw:type="ooxml-non-primitive" draw:enhanced-path="M -1 0 C 11929 0 21600 9670 21600 21600 21600 21920 21592 22241 21578 22561 F N M -1 0 C 11929 0 21600 9670 21600 21600 21600 21920 21592 22241 21578 22561 L 0 21600 -1 0 Z S N"><draw:equation draw:name="f0" draw:formula="0*logwidth/21600"/><draw:equation draw:name="f1" draw:formula="0*logheight/21600"/><draw:equation draw:name="f2" draw:formula="2147483646*logwidth/21600"/><draw:equation draw:name="f3" draw:formula="2147483646*logheight/21600"/><draw:equation draw:name="f4" draw:formula="0*logwidth/21600"/><draw:equation draw:name="f5" draw:formula="2147483646*logheight/21600"/><draw:equation draw:name="f6" draw:formula="0*60000/65536"/><draw:equation draw:name="f7" draw:formula="0*60000/65536"/><draw:equation draw:name="f8" draw:formula="0*60000/65536"/><draw:equation draw:name="f9" draw:formula="3163*logwidth/21600"/><draw:equation draw:name="f10" draw:formula="3163*logheight/21600"/><draw:equation draw:name="f11" draw:formula="18437*logwidth/21600"/><draw:equation draw:name="f12" draw:formula="18437*logheight/21600"/></draw:enhanced-geometry></draw:custom-shape><draw:line text:anchor-type="paragraph" draw:z-index="22" draw:name="Connector recte 11" draw:style-name="gr1" draw:text-style-name="P30" svg:x1="1.4264in" svg:y1="0.4783in" svg:x2="1.0102in" svg:y2="0.6469in"><text:p/></draw:line><draw:line text:anchor-type="paragraph" draw:z-index="20" draw:name="Connector recte 12" draw:style-name="gr1" draw:text-style-name="P30" svg:x1="1.0028in" svg:y1="0.0543in" svg:x2="0.5866in" svg:y2="0.2228in"><text:p/></draw:line><draw:line text:anchor-type="paragraph" draw:z-index="21" draw:name="Connector recte 13" draw:style-name="gr2" draw:text-style-name="P30" svg:x1="1.4098in" svg:y1="0.2228in" svg:x2="1.0098in" svg:y2="0.0543in"><text:p/></draw:line><draw:line text:anchor-type="paragraph" draw:z-index="28" draw:name="Connector recte 14" draw:style-name="gr1" draw:text-style-name="P30" svg:x1="3.2496in" svg:y1="0.0508in" svg:x2="2.8335in" svg:y2="0.2193in"><text:p/></draw:line><draw:line text:anchor-type="paragraph" draw:z-index="31" draw:name="Connector recte 15" draw:style-name="gr2" draw:text-style-name="P30" svg:x1="4.0728in" svg:y1="0.6528in" svg:x2="3.6728in" svg:y2="0.4843in"><text:p/></draw:line><draw:line text:anchor-type="paragraph" draw:z-index="30" draw:name="Connector recte 16" draw:style-name="gr1" draw:text-style-name="P30" svg:x1="3.6732in" svg:y1="0.4843in" svg:x2="3.2571in" svg:y2="0.6528in"><text:p/></draw:line><draw:line text:anchor-type="paragraph" draw:z-index="29" draw:name="Connector recte 17" draw:style-name="gr2" draw:text-style-name="P30" svg:x1="3.6563in" svg:y1="0.2193in" svg:x2="3.2563in" svg:y2="0.0508in"><text:p/></draw:line><text:span text:style-name="T23">a la Maria<text:tab/><text:tab/><text:tab/><text:tab/>a la Maria</text:span></text:p>
      <text:p text:style-name="P8"><text:span text:style-name="T19">Appl<text:tab/><text:tab/> </text:span><text:span text:style-name="T23">v</text:span><text:span text:style-name="T19">P<text:tab/><text:tab/><text:tab/>Appl<text:tab/><text:tab/> </text:span><text:span text:style-name="T23">v</text:span><text:span text:style-name="T19">P</text:span></text:p>
      <text:p text:style-name="Standard"><draw:line text:anchor-type="paragraph" draw:z-index="23" draw:name="Connector recte 18" draw:style-name="gr2" draw:text-style-name="P30" svg:x1="1.8248in" svg:y1="0.2165in" svg:x2="1.4248in" svg:y2="0.048in"><text:p/></draw:line><text:span text:style-name="T23"><text:tab/> <text:s text:c="2"/></text:span><text:span text:style-name="T24">li</text:span><text:span text:style-name="T23"><text:tab/><text:tab/><text:tab/><text:tab/><text:tab/> <text:s/></text:span><text:span text:style-name="T24">l’</text:span><text:span text:style-name="T25"> </text:span><text:span text:style-name="T49">[DIOM]</text:span></text:p>
      <text:p text:style-name="P9"><text:span text:style-name="T19"><text:tab/><text:tab/> DP<text:tab/><text:tab/><text:tab/><text:tab/><text:tab/> DP</text:span></text:p>
      <text:p text:style-name="P7"><draw:line text:anchor-type="paragraph" draw:z-index="24" draw:name="Connector recte 27" draw:style-name="gr1" draw:text-style-name="P30" svg:x1="1.8461in" svg:y1="0.0563in" svg:x2="1.4299in" svg:y2="0.2248in"><text:p/></draw:line><draw:line text:anchor-type="paragraph" draw:z-index="32" draw:name="Connector recte 28" draw:style-name="gr1" draw:text-style-name="P30" svg:x1="4.0854in" svg:y1="0.0626in" svg:x2="3.6693in" svg:y2="0.2311in"><text:p/></draw:line><draw:line text:anchor-type="paragraph" draw:z-index="33" draw:name="Connector recte 37" draw:style-name="gr2" draw:text-style-name="P30" svg:x1="4.4854in" svg:y1="0.2311in" svg:x2="4.0854in" svg:y2="0.0626in"><text:p/></draw:line><draw:line text:anchor-type="paragraph" draw:z-index="25" draw:name="Connector recte 38" draw:style-name="gr2" draw:text-style-name="P30" svg:x1="2.2457in" svg:y1="0.2264in" svg:x2="1.8457in" svg:y2="0.0579in"><text:p/></draw:line><text:span text:style-name="T23"><text:s text:c="10"/>els nens<text:tab/><text:tab/><text:tab/><text:tab/> <text:s text:c="3"/>el teu caràcter</text:span></text:p>
      <text:p text:style-name="P9"><text:span text:style-name="T19"><text:tab/><text:tab/><text:tab/></text:span><text:span text:style-name="T23">v</text:span><text:span text:style-name="T38">be</text:span><text:span text:style-name="T19"><text:tab/> <text:s text:c="8"/>Root<text:tab/><text:tab/><text:tab/> </text:span><text:span text:style-name="T23">v</text:span><text:span text:style-name="T38">be</text:span><text:span text:style-name="T19"><text:tab/> <text:s text:c="8"/>Root</text:span></text:p>
      <text:p text:style-name="P11"><text:span text:style-name="T19"><text:s text:c="6"/>√</text:span><text:span text:style-name="T23">molest-<text:tab/></text:span><text:span text:style-name="T19"><text:tab/><text:tab/><text:tab/> <text:s text:c="5"/>√</text:span><text:span text:style-name="T23">atabal-</text:span></text:p>
      <text:p text:style-name="P6"><text:span text:style-name="T2">The dative case marking of these sentences is congruent with the semantic and syntactic characteristics of the experiencer and with the function of the high applicative heads in a Romance language like Catalan. A DIOM accusative morphology would allow speakers to use these constructions with verbs that are difficult to conceive as stative, because in the minds of speakers they are closely related to verbs that cause a change of state (4). The morphological aspect of the experiencer depends on the lexical characteristics of the verb: even though the sentence is always stative, we can regard DIOM as being an anti-stativization mechanism in the minds of speakers. In this sense, it is significant that non-psychological causative verbs with a metaphorical psychological meaning present the superficial accusative form in OVS stative sentences (</text:span><text:span text:style-name="T5">destrossar</text:span><text:span text:style-name="T2"> ‘destroy’, </text:span><text:span text:style-name="T5">enfonsar</text:span><text:span text:style-name="T2"> ‘sink’). Like some psychological verbs (</text:span><text:span text:style-name="T5">commoure</text:span><text:span text:style-name="T2"> ‘move, touch’, </text:span><text:span text:style-name="T5">esparverar</text:span><text:span text:style-name="T2"> ‘terrify’),</text:span><text:span text:style-name="Footnote_20_Symbol"><text:span text:style-name="T2"><text:note text:id="ftn13" text:note-class="footnote"><text:note-citation>13</text:note-citation><text:note-body><text:p text:style-name="P28"><text:span text:style-name="Footnote_20_Symbol"/> <text:span text:style-name="T2">Ginebra (2003: 14; 29-30) offers more examples of OVS stative sentences of this type with a superficial accusative in both verb types, that is, psychological and non-psychological verbs with</text:span> <text:span text:style-name="T2">metaphorical psychological meaning.</text:span></text:p></text:note-body></text:note></text:span></text:span><text:span text:style-name="T2"> they are verbs that speakers conceptualize habitually as being causative of change of state, unlike other verbs that more readily permit a stative conceptualization in certain contexts: for example, </text:span><text:span text:style-name="T5">molestar</text:span><text:span text:style-name="T2"> ‘annoy’, which can sometimes have the meaning of </text:span><text:span text:style-name="T5">desagradar molt</text:span><text:span text:style-name="T2"> (‘displease a lot').</text:span><text:span text:style-name="Footnote_20_Symbol"><text:span text:style-name="T2"><text:note text:id="ftn14" text:note-class="footnote"><text:note-citation>14</text:note-citation><text:note-body><text:p text:style-name="P29"><text:span text:style-name="Footnote_20_Symbol"><text:span text:style-name="T2"/></text:span><text:span text:style-name="T2"> For an explanation of other factors that intervene so that an AcExp verb can participate in sentences such as Dat(&lt;Ac)Exp or Dat(&gt;Ac)Exp, see Royo (2017: §5).</text:span></text:p></text:note-body></text:note></text:span></text:span></text:p>
      <text:p text:style-name="P6"><text:span text:style-name="T2">This explanation takes into account the conceptual mechanisms that can, according to several authors, affect the construction of sentences and syntactic change: the speakers’ conception of the world (cf. Ramos 2002), the linguistic conception of particular communicative contexts (cf. Rosselló 2008) and the different conceptualisation of transitivity (cf. Ynglès 2011; Pineda 2012).</text:span></text:p>
      <text:p text:style-name="P4"/>
      <text:list xml:id="list133756620788411" text:continue-numbering="true" text:style-name="WWNum22">
        <text:list-item>
          <text:p text:style-name="P15"><text:span text:style-name="T2">Conclusions</text:span></text:p>
        </text:list-item>
      </text:list>
      <text:p text:style-name="P6"><text:span text:style-name="T2">The main argument presented in this article is that in stative sentences of Catalan AcExp predicates, the experiencer is a real dative. In stative sentences of some AcExp verbs and other non-psychological causative verbs with metaphorical psychological semantics, the experiencer may present an external accusative morphology by means of differential indirect object marking (DIOM). DIOM is the manifestation in the minds of speakers of their difficulty to conceive certain verbs as being stative or, in other words, of their tendency to conceive them as being causative of change of state.</text:span></text:p>
      <text:p text:style-name="P3"/>
      <text:p text:style-name="P6"><text:soft-page-break/><text:span text:style-name="T3">Acknowledgments.</text:span><text:span text:style-name="T2"> This study has been supported by research project FFI2014-56258-P (</text:span><text:span text:style-name="T5">Ministerio de Economía y Competitividad</text:span><text:span text:style-name="T2">). I would like to thank Jaume Mateu for specific comments made in relation to this paper and Anna Pineda for encouraging me to present this research in public and to have it published.</text:span></text:p>
      <text:p text:style-name="P3"/>
      <text:p text:style-name="P6"><text:span text:style-name="T3">References</text:span></text:p>
      <text:p text:style-name="P12"><text:span text:style-name="T2">Acedo Matellán, Víctor &amp; Jaume Mateu. 2015. Los verbos psicológicos: raíces especiales en estructuras corrientes. In Rafael Marín (ed.), </text:span><text:span text:style-name="T6">Los verbos psicológicos</text:span><text:span text:style-name="T12">, 81-109</text:span><text:span text:style-name="T2">. Madrid: Visor Libros.</text:span></text:p>
      <text:p text:style-name="P12"><text:span text:style-name="T2">Alsina, Àlex. 2008. L’infinitiu. In Joan Solà, Maria-Rosa Lloret, Joan Mascaró &amp; Manuel Pérez Saldanya (dirs.), </text:span><text:span text:style-name="T6">Gramàtica del català contemporani</text:span><text:span text:style-name="T2">, 3 vol., 4th ed. [2002], 2389-2454. Barcelona: Editorial Empúries.</text:span></text:p>
      <text:p text:style-name="P12"><text:span text:style-name="T2">Arad, Maya. 1999. On “little υ”. </text:span><text:span text:style-name="T5">MIT Working Papers in Linguistics</text:span><text:span text:style-name="T2">, 33. 1-25.</text:span></text:p>
      <text:p text:style-name="P12"><text:span text:style-name="T2">Belletti, Adriana &amp; Luigi Rizzi. 1988. Psych-Verbs and Theta-Theory. </text:span><text:span text:style-name="T6">Natural Language and Linguistic Theory</text:span><text:span text:style-name="T2">, 6, 3. 291-352. </text:span></text:p>
      <text:p text:style-name="P12"><text:span text:style-name="T2">Bilous, Rostyslav. 2011. </text:span><text:span text:style-name="T6">Transitivité et marquage d’objet différentiel</text:span><text:span text:style-name="T2">. PhD diss., University of Toronto.</text:span></text:p>
      <text:p text:style-name="P12"><text:span text:style-name="T2">Bouchard, Denis. 1995. </text:span><text:span text:style-name="T5">The Semantics of Syntax. A Minimalist Approach to Grammar</text:span><text:span text:style-name="T2">. Chicago, London: University of Chicago Press.</text:span></text:p>
      <text:p text:style-name="P12"><text:span text:style-name="T2">Cabré, Teresa &amp; Jaume Mateu. 1998. Estructura gramatical i normativa lingüística: a propòsit dels verbs psicològics en català. </text:span><text:span text:style-name="T6">Quaderns. Revista de traducció</text:span><text:span text:style-name="T12">,</text:span><text:span text:style-name="T6"> </text:span><text:span text:style-name="T2">2. 65-81.</text:span></text:p>
      <text:p text:style-name="P12"><text:span text:style-name="T2">Campos, Héctor. 1999. Transitividad e intransitividad. In Ignacio Bosque &amp; Violeta Demonte (eds.), </text:span><text:span text:style-name="T6">Gramática Descriptiva de la Lengua Española</text:span><text:span text:style-name="T12">, 3 vol, 1519-1574</text:span><text:span text:style-name="T2">. Madrid: Espasa Calpe.</text:span></text:p>
      <text:p text:style-name="P12"><text:span text:style-name="T13">Cuervo, M. Cristina. 1999. Quirky But Not Eccentric: Dative Subjects in Spanish. </text:span><text:span text:style-name="T8">MIT Working Papers in Linguistics</text:span><text:span text:style-name="T13">, 34. 213-227.</text:span></text:p>
      <text:p text:style-name="P12"><text:span text:style-name="T13">Cuervo, M. Cristina. 2003. </text:span><text:span text:style-name="T8">Datives at large</text:span><text:span text:style-name="T13">. PhD diss., MIT.</text:span></text:p>
      <text:p text:style-name="P12"><text:span text:style-name="T13">Cuervo, M. Cristina. 2010. La estructura de expresiones con verbos livianos y experimentante. In Marta Luján &amp; Mirta Groppi (eds.), </text:span><text:span text:style-name="T8">Cuestiones gramaticales del español, últimos avances</text:span><text:span text:style-name="T14">, 194-206</text:span><text:span text:style-name="T13">. Santiago de Chile: ALFAL.</text:span></text:p>
      <text:p text:style-name="P12"><text:span text:style-name="T13">Demonte, Violeta (1989). </text:span><text:span text:style-name="T8">Teoria sintáctica: de las estructuras a la rección</text:span><text:span text:style-name="T13">. Madrid: Síntesis. </text:span></text:p>
      <text:p text:style-name="P12"><text:span text:style-name="T2">DIEC2 = Institut d’Estudis Catalans. 2007. </text:span><text:span text:style-name="T5">Diccionari de la llengua catalana</text:span><text:span text:style-name="T2">, 2nd ed. [1995]. Barcelona: Institut d’Estudis Catalans, Enciclopèdia Catalana, Edicions 62. Consult online at &lt;http://dlc.iec.cat&gt;. </text:span></text:p>
      <text:p text:style-name="P12"><text:span text:style-name="T13">Eguren, Luis &amp; Olga Fernández Soriano. 2004. </text:span><text:span text:style-name="T8">Introducción a una sintaxis minimista</text:span><text:span text:style-name="T13">. Madrid: Gredos. </text:span></text:p>
      <text:p text:style-name="P12"><text:span text:style-name="T2">Fábregas, Antonio. 2015. No es experimentante todo lo que experimenta o cómo determinar que un verbo es psicológico. In Rafel Marín (ed.), </text:span><text:span text:style-name="T5">Los predicados psicológicos</text:span><text:span text:style-name="T2">, 51-79. Madrid: Visor Libros.</text:span></text:p>
      <text:p text:style-name="P12"><text:span text:style-name="T13">Fábregas, Antonio &amp; Rafael Marín. 2012. State nouns are Kimian states. In Irene Franco, Sara Lusini &amp; Andrés Saab (eds.), </text:span><text:span text:style-name="T9">Romance Languages and Linguistic Theory 2010: Selected Papers from 'Going Romance' Leiden 2010</text:span><text:span text:style-name="T13">, 4, 41-64.</text:span><text:span text:style-name="T2"> Amsterdam, Philadelphia: </text:span><text:span text:style-name="T13">John Benjamins Publishing Company.</text:span></text:p>
      <text:p text:style-name="P12"><text:span text:style-name="T13">Fábregas, Antonio, Rafael Marín &amp; Louise McNally. 2012. From psych verbs to nouns. In Violeta Demonte &amp; Louise McNally (eds.), </text:span><text:span text:style-name="T9">Telicity, Change, and State: A Cross-Categorial View of Event Structure</text:span><text:span text:style-name="T13">, 162-185. New York: Oxford University Press.</text:span></text:p>
      <text:p text:style-name="P12"><text:span text:style-name="T2">Ganeshan, Ashwini. 2014. Revisiting Spanish ObjExp Psych Predicates. In Claire Renaud, Carla Ghanem, Verónica González López &amp; Kathryn Pruitt (eds.), </text:span><text:span text:style-name="T5">Proceedings of WECOL 2013</text:span><text:span text:style-name="T2"> (held at Arizona State University, Tempe campus, November 8-10, 2013), 73-84. Fresno: Department of Linguistics, California State University, Fresno.</text:span></text:p>
      <text:p text:style-name="P12"><text:soft-page-break/><text:span text:style-name="T2">Ganeshan, Ashwini. 2019. Examining Animacy and Agentivity in Spanish Reverse-psych verbs. </text:span><text:span text:style-name="T5">Studies in Hispanic and Lusophone Linguistics</text:span><text:span text:style-name="T2">, 12 (1). 1-33.</text:span><text:bookmark text:name="_GoBack"/></text:p>
      <text:p text:style-name="P12"><text:span text:style-name="T2">GIEC = Institut d’Estudis Catalans. 2016. </text:span><text:span text:style-name="T5">Gramàtica de la llengua catalana</text:span><text:span text:style-name="T2">. Barcelona: Institut d’Estudis Catalans.</text:span></text:p>
      <text:p text:style-name="P12"><text:span text:style-name="T13">Ginebra, Jordi. 2003. El règim verbal i nominal. Ms.</text:span></text:p>
      <text:p text:style-name="P12"><text:span text:style-name="T13">Ginebra, Jordi. 2005. </text:span><text:span text:style-name="T8">Praxi lingüística. III. Criteris gramaticals i d’estil. Textos de normalització lingüística</text:span><text:span text:style-name="T13"> 6. Tarragona: Servei Lingüístic de la Universitat Rovira i Virgili.</text:span></text:p>
      <text:p text:style-name="P12"><text:span text:style-name="T2">Ginebra, Jordi. 2015. Neologia i gramàtica: entre el neologisme lèxic i el neologisme sintàctic. </text:span><text:span text:style-name="T5">Caplletra</text:span><text:span text:style-name="T2">, 59. 137-157.</text:span></text:p>
      <text:p text:style-name="P12"><text:span text:style-name="T2">Landau, Idan. 2010. </text:span><text:span text:style-name="T5">The Locative Syntax of Experiencers</text:span><text:span text:style-name="T2">. Cambridge, Mass.: MIT Press.</text:span></text:p>
      <text:p text:style-name="P12"><text:span text:style-name="T2">Levin, Beth &amp; Malka Rappaport Hovav. 1995. </text:span><text:span text:style-name="T5">Unaccusativity. At the syntax-lexical semantics interface</text:span><text:span text:style-name="T2">. Cambridge, Mass.: MIT Press.</text:span></text:p>
      <text:p text:style-name="P12"><text:span text:style-name="T2">Marín, Rafael &amp; Louise McNally. 2011. Inchoativity, change of state and telicity. </text:span><text:span text:style-name="T5">Natural Language and Linguistic Theory</text:span><text:span text:style-name="T2">, 29. 467-502.</text:span></text:p>
      <text:p text:style-name="P12"><text:span text:style-name="T13">Marín, Rafael &amp; Cristina Sánchez Marco. 2012. Verbos y nombres psicológicos: juntos y revueltos</text:span><text:span text:style-name="T9">. Borealis–An International Journal of Hispanic Linguistics</text:span><text:span text:style-name="T13">, 1 (2). 91-108.</text:span></text:p>
      <text:p text:style-name="P12"><text:span text:style-name="T13">Masullo, Pascual José. 1992. Quirky Datives in Spanish and the Non-Nominative Subject Parameter. In Andrea Kathol &amp; Jill Beckman (eds.), </text:span><text:span text:style-name="T8">Proceedings of the 4th Meeting of SCIL, MITWPL</text:span><text:span text:style-name="T13">, 16. 89-104.</text:span></text:p>
      <text:p text:style-name="P12"><text:span text:style-name="T13">Mendívil Giró, José Luis. 2005. El comportamiento variable de </text:span><text:span text:style-name="T9">molestar</text:span><text:span text:style-name="T13">: </text:span><text:span text:style-name="T9">A Luisa le molesta que la molesten</text:span><text:span text:style-name="T13">. In Gerd </text:span><text:span text:style-name="T15">Wotjak &amp; Juan Cuartero Otal (eds.),</text:span><text:span text:style-name="T13"> </text:span><text:span text:style-name="T9">E</text:span><text:span text:style-name="T10">ntre semántica léxica, teoría del léxico y sintaxis</text:span><text:span text:style-name="T15">, 261-272. Frankfurt: Peter Lang.</text:span></text:p>
      <text:p text:style-name="P12"><text:span text:style-name="T13">Pesetsky, David. 1995. </text:span><text:span text:style-name="T9">Zero Syntax.</text:span><text:span text:style-name="T13"> </text:span><text:span text:style-name="T8">Experiencers and Cascades</text:span><text:span text:style-name="T13">. Cambridge, Mass.: MIT Press.</text:span></text:p>
      <text:p text:style-name="P12"><text:span text:style-name="T13">Pineda, Anna. 2012. Transitividad y afectación en el entorno lingüístico romance y eusquérico. In Xulio Viejo (coord.), </text:span><text:span text:style-name="T8">Estudios sobre variación sintáctica peninsular. Seminariu de Filoloxía Asturiana</text:span><text:span text:style-name="T13">, Universidá d’Oviéu, 31-73. Oviéu: Trabe.</text:span></text:p>
      <text:p text:style-name="P12"><text:span text:style-name="T13">Pineda, Anna. 2016. </text:span><text:span text:style-name="T8">Les fronteres de la (in)transitivitat. Estudi dels aplicatius en llengües romàniques i basc</text:span><text:span text:style-name="T13">. Barcelona: Institut d’Estudis Món Juïc.</text:span></text:p>
      <text:p text:style-name="P12"><text:span text:style-name="T13">Pineda, Anna. In press. From Dative to Accusative. An Ongoing Syntactic Change in Romance. </text:span><text:span text:style-name="T9">Probus. International Journal of Romance Linguistics</text:span><text:span text:style-name="T13">.</text:span></text:p>
      <text:p text:style-name="P12"><text:span text:style-name="T2">Pineda, Anna &amp; Carles Royo. 2017. Differential Indirect Object Marking in Romance (and How to Get Rid of it). </text:span><text:span text:style-name="T5">Revue Roumaine de Linguistique</text:span><text:span text:style-name="T2">, 4. 445-462.</text:span></text:p>
      <text:p text:style-name="P12"><text:span text:style-name="T13">Pylkkänen, Liina. 2008.</text:span><text:span text:style-name="T9"> </text:span><text:span text:style-name="T8">Introducing arguments</text:span><text:span text:style-name="T13">. Cambridge, Mass.: MIT Press.</text:span></text:p>
      <text:p text:style-name="P12"><text:span text:style-name="T13">Ramos, Joan-Rafael. 2002. Factors del canvi sintàctic. In M. Antònia Cano, Josep Martines, Vicent Martines &amp; Joan J. Ponsoda (eds.), </text:span><text:span text:style-name="T8">Les claus del canvi lingüístic</text:span><text:span text:style-name="T13"> (</text:span><text:span text:style-name="T8">Symposia Philologica </text:span><text:span text:style-name="T13">5), 397-428. Alacant: Institut Interuniversitari de Filologia Valenciana, Ajuntament de Nucia, Caja de Ahorros del Mediterráneo.</text:span></text:p>
      <text:p text:style-name="P12"><text:span text:style-name="T13">Ramos, Joan-Rafael. 2004. El règim verbal: anàlisi contrastiva català-castellà. In Cesáreo Calvo, Emili Casanova &amp; Fco. Javier Satorre (eds.), </text:span><text:span text:style-name="T8">Lingüística diacrònica contrastiva</text:span><text:span text:style-name="T14">, 119-139</text:span><text:span text:style-name="T13">. València: Universitat de València.</text:span></text:p>
      <text:p text:style-name="P12"><text:span text:style-name="T13">Rosselló, Joana. 2008. El SV, I: Verbs i arguments verbals. In Joan Solà, Maria-Rosa Lloret, Joan Mascaró &amp; Manuel Pérez Saldanya (dirs.), </text:span><text:span text:style-name="T8">Gramàtica del català contemporani</text:span><text:span text:style-name="T13">, 3 vol., 4th ed. [2002], 1853-1949. Barcelona: Editorial Empúries.</text:span></text:p>
      <text:p text:style-name="P12"><text:span text:style-name="T2">Royo, Carles. 2017. </text:span><text:span text:style-name="T5">Alternança acusatiu/datiu i flexibilitat semàntica i sintàctica dels verbs psicològics catalans</text:span><text:span text:style-name="T2">. </text:span><text:span text:style-name="T13">PhD diss., </text:span><text:span text:style-name="T2">Universitat de Barcelona.</text:span></text:p>
      <text:p text:style-name="P12"><text:soft-page-break/><text:span text:style-name="T13">van Voorst, Jan. 1992. The aspectual semantics of psychological verbs. </text:span><text:span text:style-name="T9">Linguistics and Philosiphy</text:span><text:span text:style-name="T13">, 15 No. 1. 65-92.</text:span></text:p>
      <text:p text:style-name="P12"><text:span text:style-name="T13">Viñas-de-Puig, Ricard. 2014. Predicados psicológicos y estructuras con verbo ligero: Del estado al evento. </text:span><text:span text:style-name="T9">Revista de Lingüística Teórica y Aplicada</text:span><text:span text:style-name="T13">, 52 (2). 165-188.</text:span></text:p>
      <text:p text:style-name="P12"><text:span text:style-name="T13">Viñas-de-Puig, Ricard. 2017. Psych predicates, light verbs, and phase theory: On the implications of case assignment to the experiencer in non-</text:span><text:span text:style-name="T9">leísta</text:span><text:span text:style-name="T13"> experience predicates. In Juan J. Colomina-Almiñana (ed.), </text:span><text:span text:style-name="T9">Contemporary advances in theoretical and applied Spanish linguistics variation</text:span><text:span text:style-name="T13">, 201-224. Columbus, OH: The Ohio State University Press.</text:span></text:p>
      <text:p text:style-name="P12"><text:span text:style-name="T13">Ynglès, M. Teresa. 1991. Les relacions semàntiques del cas datiu. In Jane White Albrecht, Janet Ann DeCesaris, Patricia V. Lunn &amp; Josep Miquel Sobrer (eds.), </text:span><text:span text:style-name="T8">Homenantge a Josep Roca-Pons. Estudis de llengua i literatura</text:span><text:span text:style-name="T14">, 271-308</text:span><text:span text:style-name="T13">. Barcelona: Publicacions de l’Abadia de Montserrat, Indiana University.</text:span></text:p>
      <text:p text:style-name="P12"><text:span text:style-name="T13">Ynglès, M. Teresa. 2011. </text:span><text:span text:style-name="T8">El datiu en català: una aproximació des de la lingüística cognitiva</text:span><text:span text:style-name="T13">. Barcelona: Publicacions de l’Abadia de Montserr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End_20_5" draw:display-name="msArrowEnd 5" svg:viewBox="0 0 300 300" svg:d="M150 0l150 300h-300z"/>
    <draw:stroke-dash draw:name="Dashed_20__28_var_29__20_4" draw:display-name="Dashed (var) 4" draw:style="round" draw:dots1="1" draw:dots1-length="35%" draw:distance="35%"/>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DE" style:letter-kerning="false" style:font-name-asian="ＭＳ 明朝" style:font-size-asian="11pt" style:language-asian="de" style:country-asian="DE"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style:font-name="Calibri" fo:font-size="12pt" fo:language="de" fo:country="DE" style:letter-kerning="false" style:font-name-asian="ＭＳ 明朝" style:font-size-asian="11pt" style:language-asian="de" style:country-asian="DE"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style:line-height-at-least="0.0693in" fo:text-align="start" style:justify-single-word="false" fo:orphans="0" fo:widows="0" fo:hyphenation-ladder-count="no-limit"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835in" loext: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222in" fo:margin-bottom="0.0835in" loext: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0972in" fo:margin-bottom="0in" loext: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6" style:display-name="Heading 6" style:family="paragraph" style:parent-style-name="Standard" style:next-style-name="Standard" style:default-outline-level="6" style:class="text">
      <style:paragraph-properties fo:margin-top="0.0417in" fo:margin-bottom="0.0417in" loext: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0417in" fo:margin-bottom="0.0417in" loext: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class="text">
      <style:paragraph-properties fo:margin-top="0.0417in" fo:margin-bottom="0.0417in" loext: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417in" fo:margin-bottom="0.0417in" loext: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ls_5f_Enumerated" style:display-name="ls_Enumerated" style:family="paragraph" style:parent-style-name="Standard" style:default-outline-level="">
      <style:paragraph-properties fo:margin-top="0in" fo:margin-bottom="0.0972in" loext:contextual-spacing="false" fo:line-height="120%" fo:keep-with-next="auto"/>
    </style:style>
    <style:style style:name="Quote" style:family="paragraph" style:parent-style-name="Standard" style:default-outline-level="">
      <style:paragraph-properties fo:margin-left="0.3937in" fo:margin-right="0.3937in" fo:margin-top="0in" fo:margin-bottom="0.1965in" loext:contextual-spacing="false" fo:text-indent="0in" style:auto-text-indent="false"/>
    </style:style>
    <style:style style:name="Title" style:family="paragraph" style:parent-style-name="Standard" style:next-style-name="Standard" style:default-outline-level="" style:class="chapter">
      <style:paragraph-properties fo:margin-top="0.1665in" fo:margin-bottom="0.0835in" loext: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ls_5f_BulletList" style:display-name="ls_BulletLis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ls_5f_Table" style:display-name="ls_Table" style:family="paragraph" style:parent-style-name="ls_5f_TableHeading" style:default-outline-level="">
      <style:paragraph-properties fo:margin-top="0.0201in" fo:margin-bottom="0in" loext:contextual-spacing="false" text:number-lines="false" text:line-number="0"/>
      <style:text-properties fo:font-weight="normal" style:font-weight-asian="normal"/>
    </style:style>
    <style:style style:name="ls_5f_TableHeading" style:display-name="ls_TableHeading" style:family="paragraph" style:parent-style-name="Standard" style:default-outline-level="">
      <style:paragraph-properties fo:line-height="115%" fo:keep-with-next="auto"/>
      <style:text-properties fo:font-weight="bold" style:font-weight-asian="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ls_5f_Abstract" style:display-name="ls_Abstract" style:family="paragraph" style:parent-style-name="Standard" style:default-outline-level="">
      <style:paragraph-properties fo:margin-left="0.5in" fo:margin-right="0.5in" fo:text-align="justify" style:justify-single-word="false" fo:text-indent="0in" style:auto-text-indent="false"/>
      <style:text-properties fo:font-style="italic" style:font-style-asian="italic"/>
    </style:style>
    <style:style style:name="ls_5f_ConversationTranscript" style:display-name="ls_ConversationTranscript" style:family="paragraph" style:parent-style-name="Standard" style:default-outline-level="">
      <style:paragraph-properties fo:margin-top="0in" fo:margin-bottom="0.0972in" loext:contextual-spacing="false" fo:line-height="120%"/>
      <style:text-properties style:font-name="Courier New" fo:font-family="'Courier New'" style:font-family-generic="roman" style:font-pitch="variable"/>
    </style:style>
    <style:style style:name="ls_5f_Sourceline" style:display-name="ls_Sourceline" style:family="paragraph" style:default-outline-level="">
      <style:paragraph-properties fo:margin-left="0.748in" fo:margin-right="0in" fo:margin-top="0in" fo:margin-bottom="0in" loext:contextual-spacing="false" fo:line-height="100%" fo:text-align="start" style:justify-single-word="false" fo:orphans="2" fo:widows="2" fo:hyphenation-ladder-count="no-limit" fo:text-indent="0in" style:auto-text-indent="false" fo:keep-with-next="always" style:writing-mode="lr-tb">
        <style:tab-stops>
          <style:tab-stop style:position="0.748in"/>
        </style:tab-stops>
      </style:paragraph-properties>
      <style:text-properties style:font-name="Times New Roman" fo:font-family="'Times New Roman'" style:font-family-generic="roman" style:font-pitch="variable" fo:font-size="12pt" fo:language="en" fo:country="US" fo:font-style="italic"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s_5f_IMT" style:display-name="ls_IMT" style:family="paragraph" style:parent-style-name="ls_5f_Sourceline" style:default-outline-level="">
      <style:text-properties fo:font-style="normal" style:font-style-asian="normal"/>
    </style:style>
    <style:style style:name="ls_5f_Translation" style:display-name="ls_Translation" style:family="paragraph" style:auto-update="true" style:default-outline-level="">
      <style:paragraph-properties fo:margin-left="0.748in" fo:margin-right="0in" style:line-height-at-least="0.0693in" fo:text-align="start" style:justify-single-word="false" fo:orphans="2" fo:widows="2" fo:hyphenation-ladder-count="no-limit" fo:text-indent="0in" style:auto-text-indent="false"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font-style-complex="italic" fo:hyphenate="false" fo:hyphenation-remain-char-count="2" fo:hyphenation-push-char-count="2"/>
    </style:style>
    <style:style style:name="ls_5f_Langinfo" style:display-name="ls_Langinfo" style:family="paragraph" style:default-outline-level="">
      <style:paragraph-properties fo:margin-left="0.0783in" fo:margin-right="0in" fo:margin-top="0in" fo:margin-bottom="0in" loext:contextual-spacing="false" fo:line-height="100%" fo:text-align="start" style:justify-single-word="false" fo:orphans="2" fo:widows="2" fo:text-indent="0in" style:auto-text-indent="false" fo:keep-with-next="always"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s_5f_Translation_5f_Subexample" style:display-name="ls_Translation_Subexample" style:family="paragraph" style:parent-style-name="ls_5f_Translation" style:default-outline-level=""/>
    <style:style style:name="ls_5f_Section1" style:display-name="ls_Section1" style:family="paragraph" style:parent-style-name="Heading_20_1" style:next-style-name="Standard" style:auto-update="true" style:default-outline-level="" style:list-style-name="">
      <style:paragraph-properties fo:margin-left="0.25in" fo:margin-right="0in" fo:text-indent="0in" style:auto-text-indent="false" fo:keep-with-next="auto"/>
    </style:style>
    <style:style style:name="ls_5f_Section2" style:display-name="ls_Section2" style:family="paragraph" style:parent-style-name="Heading_20_2" style:next-style-name="Standard" style:auto-update="true" style:default-outline-level="">
      <style:paragraph-properties fo:margin-left="0.25in" fo:margin-right="0in" fo:text-indent="0in" style:auto-text-indent="false"/>
    </style:style>
    <style:style style:name="ls_5f_Section3" style:display-name="ls_Section3" style:family="paragraph" style:parent-style-name="Heading_20_3" style:next-style-name="Standard" style:auto-update="true" style:default-outline-level="" style:list-style-name="">
      <style:paragraph-properties fo:margin-left="0.5717in" fo:margin-right="0in" fo:text-indent="0in" style:auto-text-indent="false"/>
    </style:style>
    <style:style style:name="ls_5f_Section4" style:display-name="ls_Section4" style:family="paragraph" style:parent-style-name="ls_5f_Section3" style:next-style-name="Standard" style:auto-update="true" style:default-outline-level="">
      <style:paragraph-properties fo:margin-left="0.25in" fo:margin-right="0in" fo:text-indent="0in" style:auto-text-indent="false"/>
      <style:text-properties fo:font-size="12pt" style:font-size-asian="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Exemples" style:family="paragraph" style:parent-style-name="Standard" style:auto-update="true" style:default-outline-level="">
      <style:paragraph-properties fo:margin-left="0.5909in" fo:margin-right="0in" fo:margin-top="0in" fo:margin-bottom="0in" loext:contextual-spacing="false" fo:line-height="120%" fo:text-align="justify" style:justify-single-word="false" fo:orphans="2" fo:widows="2" fo:hyphenation-ladder-count="no-limit" fo:text-indent="-0.5909in" style:auto-text-indent="false" fo:keep-with-next="auto">
        <style:tab-stops>
          <style:tab-stop style:position="0.3937in"/>
          <style:tab-stop style:position="0.5909in"/>
        </style:tab-stops>
      </style:paragraph-properties>
      <style:text-properties fo:language="en" fo:country="GB"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b_20_Exemples" style:display-name="b Exemples" style:family="paragraph" style:parent-style-name="Exemples" style:auto-update="true" style:default-outline-level="">
      <style:paragraph-properties fo:margin-left="0.5909in" fo:margin-right="0in" fo:text-indent="-0.1972in" style:auto-text-indent="false"/>
      <style:text-properties style:language-asian="es" style:country-asian="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style:font-name-complex="Mangal" style:font-family-complex="Mangal" style:font-family-generic-complex="system" style:font-pitch-complex="variable" style:font-size-complex="10.5pt"/>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line-height="120%" fo:orphans="2" fo:widows="2" fo:hyphenation-ladder-count="no-limit" fo:text-indent="0.1972in" style:auto-text-indent="false" fo:keep-with-next="auto"/>
      <style:text-properties fo:language="ca" fo:country="ES" style:font-name-asian="Times New Roman1" style:font-family-asian="'Times New Roman'" style:font-family-generic-asian="system" style:font-pitch-asian="variable" style:language-asian="ca" style:country-asian="E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style:font-name-complex="Lucida Grande1" style:font-family-complex="'Lucida Grande'" style:font-family-generic-complex="system" style:font-pitch-complex="variable"/>
    </style:style>
    <style:style style:name="Default_20_Paragraph_20_Font" style:display-name="Default Paragraph Font" style:family="text"/>
    <style:style style:name="Footnote_20_Symbol" style:display-name="Footnote Symbol" style:family="text">
      <style:text-properties fo:font-size="6.5pt" style:font-size-asian="6.5pt"/>
    </style:style>
    <style:style style:name="Footnote_20_anchor" style:display-name="Footnote anchor" style:family="text">
      <style:text-properties style:text-position="super 58%" fo:font-size="6.5pt" style:font-size-asian="6.5pt"/>
    </style:style>
    <style:style style:name="Internet_20_link" style:display-name="Internet link" style:family="text">
      <style:text-properties fo:color="#000080" style:text-underline-style="solid" style:text-underline-width="auto" style:text-underline-color="font-color"/>
    </style:style>
    <style:style style:name="ls_5f_Category" style:display-name="ls_Category" style:family="text">
      <style:text-properties fo:font-variant="small-caps"/>
    </style:style>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ize="12pt" fo:language="en" fo:country="US" fo:font-style="italic" style:font-name-asian="ＭＳ ゴシック" style:font-family-asian="'ＭＳ ゴシック'"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Texto_20_de_20_globo_20_Car" style:display-name="Texto de globo Car" style:family="text" style:parent-style-name="Default_20_Paragraph_20_Font">
      <style:text-properties style:font-name="Lucida Grande" fo:font-family="'Lucida Grande'" style:font-family-generic="roman" style:font-pitch="variable" fo:font-size="9pt" fo:language="en" fo:country="US" style:font-name-asian="Droid Sans Fallback" style:font-family-asian="'Droid Sans Fallback'" style:font-family-generic-asian="system" style:font-pitch-asian="variable" style:font-size-asian="9pt" style:language-asian="hi" style:country-asian="IN" style:font-name-complex="Lucida Grande1" style:font-family-complex="'Lucida Grande'" style:font-family-generic-complex="system" style:font-pitch-complex="variable" style:font-size-complex="9pt" style:language-complex="hi" style:country-complex="IN"/>
    </style:style>
    <style:style style:name="Texto_20_nota_20_pie_20_Car" style:display-name="Texto nota pie Car" style:family="text" style:parent-style-name="Default_20_Paragraph_20_Font">
      <style:text-properties style:font-name="Times New Roman" fo:font-family="'Times New Roman'" style:font-family-generic="roman" style:font-pitch="variable" fo:font-size="10pt" fo:language="en" fo:country="US" style:font-name-asian="Droid Sans Fallback" style:font-family-asian="'Droid Sans Fallback'" style:font-family-generic-asian="system" style:font-pitch-asian="variable" style:font-size-asian="10pt" style:language-asian="hi" style:country-asian="IN" style:font-name-complex="FreeSans" style:font-family-complex="FreeSans" style:font-family-generic-complex="system" style:font-pitch-complex="variable" style:font-size-complex="10pt" style:language-complex="hi" style:country-complex="IN"/>
    </style:style>
    <style:style style:name="Exemples_20_Car" style:display-name="Exemples Car" style:family="text">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b_20_Exemples_20_Car" style:display-name="b Exemples Car" style:family="text">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Mapa_20_del_20_documento_20_Car" style:display-name="Mapa del documento Car" style:family="text" style:parent-style-name="Default_20_Paragraph_20_Font">
      <style:text-properties style:font-name="Lucida Grande" fo:font-family="'Lucida Grande'"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Lucida Grande1" style:font-family-complex="'Lucida Grande'" style:font-family-generic-complex="system" style:font-pitch-complex="variable" style:font-size-complex="12pt" style:language-complex="hi" style:country-complex="IN"/>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prefix="(" style:num-suffix=")" style:num-format="1">
        <style:list-level-properties text:list-level-position-and-space-mode="label-alignment">
          <style:list-level-label-alignment text:label-followed-by="listtab" fo:text-indent="-0.402in" fo:margin-left="0.4807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style:num-format="">
        <style:list-level-properties text:list-level-position-and-space-mode="label-alignment">
          <style:list-level-label-alignment text:label-followed-by="nothing" fo:text-indent="-0.1965in" fo:margin-left="0.1965in"/>
        </style:list-level-properties>
      </text:list-level-style-number>
      <text:list-level-style-number text:level="4" style:num-format="">
        <style:list-level-properties text:list-level-position-and-space-mode="label-alignment">
          <style:list-level-label-alignment text:label-followed-by="nothing" fo:text-indent="-0.1965in" fo:margin-left="0.1965in"/>
        </style:list-level-properties>
      </text:list-level-style-number>
      <text:list-level-style-number text:level="5" style:num-format="">
        <style:list-level-properties text:list-level-position-and-space-mode="label-alignment">
          <style:list-level-label-alignment text:label-followed-by="nothing" fo:text-indent="-0.1965in" fo:margin-left="0.1965in"/>
        </style:list-level-properties>
      </text:list-level-style-number>
      <text:list-level-style-number text:level="6" style:num-format="">
        <style:list-level-properties text:list-level-position-and-space-mode="label-alignment">
          <style:list-level-label-alignment text:label-followed-by="nothing" fo:text-indent="-0.1965in" fo:margin-left="0.1965in"/>
        </style:list-level-properties>
      </text:list-level-style-number>
      <text:list-level-style-number text:level="7" style:num-format="">
        <style:list-level-properties text:list-level-position-and-space-mode="label-alignment">
          <style:list-level-label-alignment text:label-followed-by="nothing" fo:text-indent="-0.1965in" fo:margin-left="0.1965in"/>
        </style:list-level-properties>
      </text:list-level-style-number>
      <text:list-level-style-number text:level="8" style:num-format="">
        <style:list-level-properties text:list-level-position-and-space-mode="label-alignment">
          <style:list-level-label-alignment text:label-followed-by="nothing" fo:text-indent="-0.1965in" fo:margin-left="0.1965in"/>
        </style:list-level-properties>
      </text:list-level-style-number>
      <text:list-level-style-number text:level="9" style:num-format="">
        <style:list-level-properties text:list-level-position-and-space-mode="label-alignment">
          <style:list-level-label-alignment text:label-followed-by="nothing" fo:text-indent="-0.1965in" fo:margin-left="0.1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4335in" fo:margin-left="0.4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 style:num-prefix="(" style:num-suffix=")" style:num-format="1">
        <style:list-level-properties text:list-level-position-and-space-mode="label-alignment">
          <style:list-level-label-alignment text:label-followed-by="listtab" text:list-tab-stop-position="1.9693in" fo:margin-left="1.5756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2.1811in" fo:text-indent="-0.25in" fo:margin-left="2.181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2.6811in" fo:text-indent="-0.1252in" fo:margin-left="2.6811in"/>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3.1811in" fo:text-indent="-0.25in" fo:margin-left="3.1811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3.6811in" fo:text-indent="-0.25in" fo:margin-left="3.6811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4.1811in" fo:text-indent="-0.1252in" fo:margin-left="4.1811in"/>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4.6811in" fo:text-indent="-0.25in" fo:margin-left="4.6811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5.1811in" fo:text-indent="-0.25in" fo:margin-left="5.1811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5.6811in" fo:text-indent="-0.1252in" fo:margin-left="5.6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2.7563in" fo:margin-left="0.7874in" fo:margin-right="2.7563in" style:writing-mode="lr-tb" style:layout-grid-color="#c0c0c0" style:layout-grid-lines="2069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a</meta:initial-creator>
    <dc:creator>Anna</dc:creator>
    <meta:editing-cycles>99</meta:editing-cycles>
    <meta:print-date>1901-01-01T00:00:00</meta:print-date>
    <meta:creation-date>2019-05-28T11:25:00</meta:creation-date>
    <dc:date>2019-09-06T09:14:00</dc:date>
    <meta:editing-duration>PT7H51M</meta:editing-duration>
    <meta:generator>LibreOffice/6.0.7.3$Linux_X86_64 LibreOffice_project/00m0$Build-3</meta:generator>
    <meta:document-statistic meta:table-count="0" meta:image-count="0" meta:object-count="0" meta:page-count="14" meta:paragraph-count="278" meta:word-count="5697" meta:character-count="41026" meta:non-whitespace-character-count="30774"/>
    <meta:user-defined meta:name="AppVersion">14.0000</meta:user-defined>
    <meta:user-defined meta:name="Company">Freie Universitaet Berli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